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8.17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5.0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produto_id</text:p>
          </table:table-cell>
          <table:table-cell table:style-name="ce1" office:value-type="string">
            <text:p>categoria_id</text:p>
          </table:table-cell>
          <table:table-cell table:style-name="ce1" office:value-type="string">
            <text:p>nome</text:p>
          </table:table-cell>
          <table:table-cell table:style-name="ce1" office:value-type="string">
            <text:p>descricao</text:p>
          </table:table-cell>
          <table:table-cell table:style-name="ce1" office:value-type="string">
            <text:p>peso</text:p>
          </table:table-cell>
          <table:table-cell table:style-name="ce1" office:value-type="string">
            <text:p>ean</text:p>
          </table:table-cell>
          <table:table-cell table:style-name="ce1" office:value-type="string">
            <text:p>classificacao_fiscal</text:p>
          </table:table-cell>
          <table:table-cell table:style-name="ce1" office:value-type="string">
            <text:p>conteudo_embalagem</text:p>
          </table:table-cell>
          <table:table-cell table:style-name="ce1" office:value-type="string">
            <text:p>caixa_embarque</text:p>
          </table:table-cell>
          <table:table-cell table:style-name="ce1" office:value-type="string">
            <text:p>valores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office:value-type="string">
            <text:p>Toureiro - Azeite de Oliva</text:p>
          </table:table-cell>
          <table:table-cell table:style-name="ce2" office:value-type="string">
            <text:p>O Azeite Toureiro é obtido do fruto da oliveira Olea europaea L. através dos mais tradicionais processos de extração e importado do coração de Portugal.</text:p>
            <text:p/>
            <text:p>Rico em Vitamina E, combate o envelhecimento de tecidos e órgãos e ajuda a prevenir a arterioesclerose, melhorando o metabolismo.</text:p>
          </table:table-cell>
          <table:table-cell table:number-columns-repeated="5"/>
          <table:table-cell table:style-name="ce3" office:value-type="string">
            <text:p>&lt;tr&gt;&lt;td nowrap&gt;Valor Energético&lt;/td&gt;&lt;td nowrap&gt;113 kcal = 475 kJ&lt;/td&gt;&lt;td nowrap&gt;6&lt;/td&gt;&lt;/tr&gt;&lt;tr bgcolor='white' &gt;&lt;td bgcolor='white' <text:s/>nowrap&gt;Carboidratos&lt;/td&gt;&lt;td bgcolor='white' <text:s/>nowrap&gt;Não contém&lt;/td&gt;&lt;td bgcolor='white' <text:s/>nowrap&gt;0&lt;/td&gt;&lt;/tr&gt;&lt;tr&gt;&lt;td nowrap&gt;Proteínas&lt;/td&gt;&lt;td nowrap&gt;Não contém&lt;/td&gt;&lt;td nowrap&gt;0&lt;/td&gt;&lt;/tr&gt;&lt;tr bgcolor='white' &gt;&lt;td bgcolor='white' <text:s/>nowrap&gt;Gorduras totais&lt;/td&gt;&lt;td bgcolor='white' <text:s/>nowrap&gt;13g&lt;/td&gt;&lt;td bgcolor='white' <text:s/>nowrap&gt;24&lt;/td&gt;&lt;/tr&gt;&lt;tr&gt;&lt;td nowrap&gt;Gorduras saturadas&lt;/td&gt;&lt;td nowrap&gt;2,2g&lt;/td&gt;&lt;td nowrap&gt;1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Não contém&lt;/td&gt;&lt;td bgcolor='white' <text:s/>nowrap&gt;0&lt;/td&gt;&lt;/tr&gt;&lt;tr&gt;&lt;td nowrap&gt;Sódio&lt;/td&gt;&lt;td nowrap&gt;Não contém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Estoril - Azeite de Oliva Extra Virgem</text:p>
          </table:table-cell>
          <table:table-cell table:style-name="ce3" office:value-type="string">
            <text:p>Conheça Estoril.</text:p>
            <text:p/>
            <text:p>O novo Azeite Extra Virgem português, produzido especialmente para satisfazer o seu paladar.</text:p>
            <text:p/>
            <text:p>O Azeite Estoril Extra-Virgem é diferente porque é extraído de azeitonas selecionadas, prensado a frio e produzido com toda a tradição portuguesa no preparo de azeites. De sabor intenso e sofisticado, é indispensável para os paladares mais exigentes.</text:p>
            <text:p/>
            <text:p>Resultado de um exclusivo blend de azeitonas Galega e Cordovil, as mais típicas de Portugal, Estoril Extra-Virgem tem sabor suave, muito agradável, predominantemente frutado, ligeiramente amargo e picante com algumas notas de amendoado no final.</text:p>
            <text:p/>
            <text:p>Com acidez máxima de 0,4% garante sua qualidade e durabilidade, para que você possa desfrutar de todo esse sabor por muito mais tempo.</text:p>
            <text:p/>
            <text:p>Estoril Extra-Virgem. Uma expressão de bom gosto para o seu paladar.</text:p>
          </table:table-cell>
          <table:table-cell table:number-columns-repeated="5"/>
          <table:table-cell table:style-name="ce3" office:value-type="string">
            <text:p>&lt;tr&gt;&lt;td nowrap&gt;Valor Energético&lt;/td&gt;&lt;td nowrap&gt;108 kcal=454KJ&lt;/td&gt;&lt;td nowrap&gt;5&lt;/td&gt;&lt;/tr&gt;&lt;tr bgcolor='white' &gt;&lt;td bgcolor='white' <text:s/>nowrap&gt;Carboidratos&lt;/td&gt;&lt;td bgcolor='white' <text:s/>nowrap&gt;0g&lt;/td&gt;&lt;td bgcolor='white' <text:s/>nowrap&gt;0&lt;/td&gt;&lt;/tr&gt;&lt;tr&gt;&lt;td nowrap&gt;Proteínas&lt;/td&gt;&lt;td nowrap&gt;0g&lt;/td&gt;&lt;td nowrap&gt;0&lt;/td&gt;&lt;/tr&gt;&lt;tr bgcolor='white' &gt;&lt;td bgcolor='white' <text:s/>nowrap&gt;Gordura Totais&lt;/td&gt;&lt;td bgcolor='white' <text:s/>nowrap&gt;12g&lt;/td&gt;&lt;td bgcolor='white' <text:s/>nowrap&gt;24&lt;/td&gt;&lt;/tr&gt;&lt;tr&gt;&lt;td nowrap&gt;Gord. Saturadas&lt;/td&gt;&lt;td nowrap&gt;1,9g&lt;/td&gt;&lt;td nowrap&gt;10&lt;/td&gt;&lt;/tr&gt;&lt;tr bgcolor='white' &gt;&lt;td bgcolor='white' <text:s/>nowrap&gt;Gord. Trans&lt;/td&gt;&lt;td bgcolor='white' <text:s/>nowrap&gt;0g&lt;/td&gt;&lt;td bgcolor='white' <text:s/>nowrap&gt;**&lt;/td&gt;&lt;/tr&gt;&lt;tr&gt;&lt;td nowrap&gt;Gord. monoinsat.&lt;/td&gt;&lt;td nowrap&gt;9,3g&lt;/td&gt;&lt;td nowrap&gt;**&lt;/td&gt;&lt;/tr&gt;&lt;tr bgcolor='white' &gt;&lt;td bgcolor='white' <text:s/>nowrap&gt;Gord. Polinsat.&lt;/td&gt;&lt;td bgcolor='white' <text:s/>nowrap&gt;0,8g&lt;/td&gt;&lt;td bgcolor='white' <text:s/>nowrap&gt;**&lt;/td&gt;&lt;/tr&gt;&lt;tr&gt;&lt;td nowrap&gt;Colesterol&lt;/td&gt;&lt;td nowrap&gt;0mg&lt;/td&gt;&lt;td nowrap&gt;0&lt;/td&gt;&lt;/tr&gt;&lt;tr bgcolor='white' &gt;&lt;td bgcolor='white' <text:s/>nowrap&gt;Fibra Alimentar&lt;/td&gt;&lt;td bgcolor='white' <text:s/>nowrap&gt;0g&lt;/td&gt;&lt;td bgcolor='white' <text:s/>nowrap&gt;0&lt;/td&gt;&lt;/tr&gt;&lt;tr&gt;&lt;td nowrap&gt;Sódio&lt;/td&gt;&lt;td nowrap&gt;0mg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.<text:tab/><text:tab/><text:tab/><text:tab/><text:tab/><text:tab/>&lt;/p&gt; </text:p>
            <text:p><text:tab/><text:tab/><text:tab/><text:tab/><text:tab/>&lt;/td&gt; </text:p>
            <text:p><text:tab/><text:tab/><text:tab/><text:tab/>&lt;/tr&gt; 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Óleo de Milho Granfino</text:p>
          </table:table-cell>
          <table:table-cell table:style-name="ce3" office:value-type="string">
            <text:p>Extraído e refinado a partir do gérmen dos grãos de milho, o Óleo de Milho Granfino é posteriormente submetido a moderníssimo processo de refino, sendo considerado altamente saudável em comparação a outros óleos, pois tem um baixo teor de gorduras saturadas e níveis equilibrados de gorduras mono e poli-insaturadas.</text:p>
            <text:p/>
            <text:p>Não existe nada melhor do que unir sabor a uma alimentação saudável.</text:p>
          </table:table-cell>
          <table:table-cell table:number-columns-repeated="5"/>
          <table:table-cell table:style-name="ce3" office:value-type="string">
            <text:p>&lt;tr&gt;&lt;td nowrap&gt;Valor energético <text:tab/><text:tab/>&lt;/td&gt;&lt;td nowrap&gt;108kcal = 454kJ&lt;/td&gt;&lt;td nowrap&gt;5&lt;/td&gt;&lt;/tr&gt;&lt;tr bgcolor='white' &gt;&lt;td bgcolor='white' <text:s/>nowrap&gt;Carboidratos<text:tab/><text:tab/>&lt;/td&gt;&lt;td bgcolor='white' <text:s/>nowrap&gt;0 g&lt;/td&gt;&lt;td bgcolor='white' <text:s/>nowrap&gt;0&lt;/td&gt;&lt;/tr&gt;&lt;tr&gt;&lt;td nowrap&gt;Proteínas<text:tab/><text:tab/>&lt;/td&gt;&lt;td nowrap&gt;0 g&lt;/td&gt;&lt;td nowrap&gt;0&lt;/td&gt;&lt;/tr&gt;&lt;tr bgcolor='white' &gt;&lt;td bgcolor='white' <text:s/>nowrap&gt;Gorduras totais<text:tab/><text:tab/>&lt;/td&gt;&lt;td bgcolor='white' <text:s/>nowrap&gt;12 g&lt;/td&gt;&lt;td bgcolor='white' <text:s/>nowrap&gt;22&lt;/td&gt;&lt;/tr&gt;&lt;tr&gt;&lt;td nowrap&gt;Gorduras saturadas <text:tab/><text:tab/>&lt;/td&gt;&lt;td nowrap&gt;1,8 g&lt;/td&gt;&lt;td nowrap&gt;8&lt;/td&gt;&lt;/tr&gt;&lt;tr bgcolor='white' &gt;&lt;td bgcolor='white' <text:s/>nowrap&gt;Gorduras trans<text:tab/><text:tab/>&lt;/td&gt;&lt;td bgcolor='white' <text:s/>nowrap&gt;Não contém&lt;/td&gt;&lt;td bgcolor='white' <text:s/>nowrap&gt;**&lt;/td&gt;&lt;/tr&gt;&lt;tr&gt;&lt;td nowrap&gt;Gorduras monoinsat.<text:tab/><text:tab/>&lt;/td&gt;&lt;td nowrap&gt;4,3 g&lt;/td&gt;&lt;td nowrap&gt;**&lt;/td&gt;&lt;/tr&gt;&lt;tr bgcolor='white' &gt;&lt;td bgcolor='white' <text:s/>nowrap&gt;Gorduras poliinsat..&lt;/td&gt;&lt;td bgcolor='white' <text:s/>nowrap&gt;5,9 g&lt;/td&gt;&lt;td bgcolor='white' <text:s/>nowrap&gt;**&lt;/td&gt;&lt;/tr&gt;&lt;tr&gt;&lt;td nowrap&gt;Ômega6 (á. linoléico)<text:tab/>&lt;/td&gt;&lt;td nowrap&gt;5,7 g&lt;/td&gt;&lt;td nowrap&gt;**&lt;/td&gt;&lt;/tr&gt;&lt;tr bgcolor='white' &gt;&lt;td bgcolor='white' <text:s/>nowrap&gt;Colesterol<text:tab/><text:tab/>&lt;/td&gt;&lt;td bgcolor='white' <text:s/>nowrap&gt;0 mg&lt;/td&gt;&lt;td bgcolor='white' <text:s/>nowrap&gt;0&lt;/td&gt;&lt;/tr&gt;&lt;tr&gt;&lt;td nowrap&gt;Fibra alimentar <text:tab/><text:tab/>&lt;/td&gt;&lt;td nowrap&gt;0 g&lt;/td&gt;&lt;td nowrap&gt;0&lt;/td&gt;&lt;/tr&gt;&lt;tr bgcolor='white' &gt;&lt;td bgcolor='white' <text:s/>nowrap&gt;Sódio<text:tab/><text:tab/>&lt;/td&gt;&lt;td bgcolor='white' <text:s/>nowrap&gt;0 mg&lt;/td&gt;&lt;td bgcolor='white' <text:s/>nowrap&gt;0&lt;/td&gt;&lt;/tr&gt;&lt;tr&gt;&lt;td nowrap&gt;Vitamina E<text:tab/><text:tab/>&lt;/td&gt;&lt;td nowrap&gt;2,0 mg&lt;/td&gt;&lt;td nowrap&gt;2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Óleo de Girassol Granfino</text:p>
          </table:table-cell>
          <table:table-cell table:style-name="ce3" office:value-type="string">
            <text:p>Extraído e refinado a partir das sementes de girassol, o Óleo de Girassol Granfino é rico em vitamina E, que combate os radicais livres, além de possuir altos níveis de ácidos graxos poli-insaturados, que colaboram para o equilíbrio do colesterol e ajudam a reduzir os riscos de doenças cardiovasculares.</text:p>
            <text:p/>
            <text:p>Uma alternativa leve e saudável para as delícias do seu dia-a-dia.</text:p>
          </table:table-cell>
          <table:table-cell table:number-columns-repeated="5"/>
          <table:table-cell table:style-name="ce3" office:value-type="string">
            <text:p>&lt;tr&gt;&lt;td nowrap&gt;Valor Energético&lt;/td&gt;&lt;td nowrap&gt;108kcal = 454 kJ&lt;/td&gt;&lt;td nowrap&gt;5&lt;/td&gt;&lt;/tr&gt;&lt;tr bgcolor='white' &gt;&lt;td bgcolor='white' <text:s/>nowrap&gt;Carboidratos&lt;/td&gt;&lt;td bgcolor='white' <text:s/>nowrap&gt;0 g&lt;/td&gt;&lt;td bgcolor='white' <text:s/>nowrap&gt;0&lt;/td&gt;&lt;/tr&gt;&lt;tr&gt;&lt;td nowrap&gt;Proteínas&lt;/td&gt;&lt;td nowrap&gt;0 g&lt;/td&gt;&lt;td nowrap&gt;0&lt;/td&gt;&lt;/tr&gt;&lt;tr bgcolor='white' &gt;&lt;td bgcolor='white' <text:s/>nowrap&gt;Gorduras totais&lt;/td&gt;&lt;td bgcolor='white' <text:s/>nowrap&gt;12g, das quais: &lt;/td&gt;&lt;td bgcolor='white' <text:s/>nowrap&gt;22&lt;/td&gt;&lt;/tr&gt;&lt;tr&gt;&lt;td nowrap&gt;Gorduras saturadas&lt;/td&gt;&lt;td nowrap&gt;1,4 g&lt;/td&gt;&lt;td nowrap&gt;6&lt;/td&gt;&lt;/tr&gt;&lt;tr bgcolor='white' &gt;&lt;td bgcolor='white' <text:s/>nowrap&gt;Gorduras Trans&lt;/td&gt;&lt;td bgcolor='white' <text:s/>nowrap&gt;Não contém&lt;/td&gt;&lt;td bgcolor='white' <text:s/>nowrap&gt;**&lt;/td&gt;&lt;/tr&gt;&lt;tr&gt;&lt;td nowrap&gt;Gorduras Monoinsat.&lt;/td&gt;&lt;td nowrap&gt;3,0 g&lt;/td&gt;&lt;td nowrap&gt;**&lt;/td&gt;&lt;/tr&gt;&lt;tr bgcolor='white' &gt;&lt;td bgcolor='white' <text:s/>nowrap&gt;Gorduras poliinsat.&lt;/td&gt;&lt;td bgcolor='white' <text:s/>nowrap&gt;7,6 g&lt;/td&gt;&lt;td bgcolor='white' <text:s/>nowrap&gt;**&lt;/td&gt;&lt;/tr&gt;&lt;tr&gt;&lt;td nowrap&gt;Colesterol&lt;/td&gt;&lt;td nowrap&gt;0 mg&lt;/td&gt;&lt;td nowrap&gt;0&lt;/td&gt;&lt;/tr&gt;&lt;tr bgcolor='white' &gt;&lt;td bgcolor='white' <text:s/>nowrap&gt;Fibra Alimentar&lt;/td&gt;&lt;td bgcolor='white' <text:s/>nowrap&gt;0 g&lt;/td&gt;&lt;td bgcolor='white' <text:s/>nowrap&gt;0&lt;/td&gt;&lt;/tr&gt;&lt;tr&gt;&lt;td nowrap&gt;Sódio&lt;/td&gt;&lt;td nowrap&gt;0 mg&lt;/td&gt;&lt;td nowrap&gt;0&lt;/td&gt;&lt;/tr&gt;&lt;tr bgcolor='white' &gt;&lt;td bgcolor='white' <text:s/>nowrap&gt;Vitamina E&lt;/td&gt;&lt;td bgcolor='white' <text:s/>nowrap&gt;4,8 mg&lt;/td&gt;&lt;td bgcolor='white' <text:s/>nowrap&gt;48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* % Valores Diários de referência com base em uma dieta de 2.000kcal ou 8.400kJ. Seus valores diários podem ser maiores ou menores dependendo de suas necessidades energéticas. <text:s text:c="8"/>**VD não estabelecido <text:s text:c="2"/>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Óleo de Canola Granfino</text:p>
          </table:table-cell>
          <table:table-cell table:style-name="ce3" office:value-type="string">
            <text:p>Extraído e refinado a partir de sementes melhoradas de colza, o óleo de canola é considerado o mais saudável para o coração por seu baixo teor de gordura saturada e alto nível de gorduras insaturadas, que ajudam a equilibrar o colesterol e auxiliam na manutenção da pressão arterial.</text:p>
            <text:p/>
            <text:p>Rico em ácidos graxos e ômega 3 e 6, o Óleo de Canola Granfino é a melhor opção para quem busca qualidade de vida sem abrir mão do sabor.</text:p>
          </table:table-cell>
          <table:table-cell table:number-columns-repeated="5"/>
          <table:table-cell table:style-name="ce3" office:value-type="string">
            <text:p>&lt;tr&gt;&lt;td nowrap&gt;Valor Energético&lt;/td&gt;&lt;td nowrap&gt;108Kcal=454Kj&lt;/td&gt;&lt;td nowrap&gt;5&lt;/td&gt;&lt;/tr&gt;&lt;tr bgcolor='white' &gt;&lt;td bgcolor='white' <text:s/>nowrap&gt;Carboidratos&lt;/td&gt;&lt;td bgcolor='white' <text:s/>nowrap&gt;0g&lt;/td&gt;&lt;td bgcolor='white' <text:s/>nowrap&gt;0&lt;/td&gt;&lt;/tr&gt;&lt;tr&gt;&lt;td nowrap&gt;Proteínas&lt;/td&gt;&lt;td nowrap&gt;0g&lt;/td&gt;&lt;td nowrap&gt;0&lt;/td&gt;&lt;/tr&gt;&lt;tr bgcolor='white' &gt;&lt;td bgcolor='white' <text:s/>nowrap&gt;Gorduras totais&lt;/td&gt;&lt;td bgcolor='white' <text:s/>nowrap&gt;12g das quais:&lt;/td&gt;&lt;td bgcolor='white' <text:s/>nowrap&gt;22&lt;/td&gt;&lt;/tr&gt;&lt;tr&gt;&lt;td nowrap&gt; Gorduras Saturadas&lt;/td&gt;&lt;td nowrap&gt;1,0g&lt;/td&gt;&lt;td nowrap&gt;**&lt;/td&gt;&lt;/tr&gt;&lt;tr bgcolor='white' &gt;&lt;td bgcolor='white' <text:s/>nowrap&gt; Gorduras Trans&lt;/td&gt;&lt;td bgcolor='white' <text:s/>nowrap&gt;Não Contém&lt;/td&gt;&lt;td bgcolor='white' <text:s/>nowrap&gt;**&lt;/td&gt;&lt;/tr&gt;&lt;tr&gt;&lt;td nowrap&gt; Gorduras monoinsaturadas&lt;/td&gt;&lt;td nowrap&gt;7,3 g&lt;/td&gt;&lt;td nowrap&gt;**&lt;/td&gt;&lt;/tr&gt;&lt;tr bgcolor='white' &gt;&lt;td bgcolor='white' <text:s/>nowrap&gt; Gorduras poliinsaturadas&lt;/td&gt;&lt;td bgcolor='white' <text:s/>nowrap&gt;3,7g&lt;/td&gt;&lt;td bgcolor='white' <text:s/>nowrap&gt;**&lt;/td&gt;&lt;/tr&gt;&lt;tr&gt;&lt;td nowrap&gt; Ômega 3&lt;/td&gt;&lt;td nowrap&gt;0mg&lt;/td&gt;&lt;td nowrap&gt;0&lt;/td&gt;&lt;/tr&gt;&lt;tr bgcolor='white' &gt;&lt;td bgcolor='white' <text:s/>nowrap&gt; Colesterol&lt;/td&gt;&lt;td bgcolor='white' <text:s/>nowrap&gt;0mg&lt;/td&gt;&lt;td bgcolor='white' <text:s/>nowrap&gt;0&lt;/td&gt;&lt;/tr&gt;&lt;tr&gt;&lt;td nowrap&gt;Fibra alimentar &lt;/td&gt;&lt;td nowrap&gt;0g&lt;/td&gt;&lt;td nowrap&gt;0&lt;/td&gt;&lt;/tr&gt;&lt;tr bgcolor='white' &gt;&lt;td bgcolor='white' <text:s/>nowrap&gt;Sódio&lt;/td&gt;&lt;td bgcolor='white' <text:s/>nowrap&gt;0mg&lt;/td&gt;&lt;td bgcolor='white' <text:s/>nowrap&gt;0&lt;/td&gt;&lt;/tr&gt;&lt;tr&gt;&lt;td nowrap&gt;Vitamina E&lt;/td&gt;&lt;td nowrap&gt;2,4mg&lt;/td&gt;&lt;td nowrap&gt;2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 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Branco Granfino</text:p>
          </table:table-cell>
          <table:table-cell table:style-name="ce3" office:value-type="string">
            <text:p><text:s/>De textura e sabor delicados, o Feijão Branco Granfino é a combinação perfeita para carnes e linguiças.</text:p>
            <text:p/>
            <text:p><text:s text:c="3"/>Excelente para pratos fortes e saborosos.</text:p>
          </table:table-cell>
          <table:table-cell table:number-columns-repeated="5"/>
          <table:table-cell table:style-name="ce3" office:value-type="string">
            <text:p>&lt;tr&gt;&lt;td nowrap&gt;Valor Energético&lt;/td&gt;&lt;td nowrap&gt;200 kcal = 840kj&lt;/td&gt;&lt;td nowrap&gt;10&lt;/td&gt;&lt;/tr&gt;&lt;tr bgcolor='white' &gt;&lt;td bgcolor='white' <text:s/>nowrap&gt;Carboidratos&lt;/td&gt;&lt;td bgcolor='white' <text:s/>nowrap&gt;36g&lt;/td&gt;&lt;td bgcolor='white' <text:s/>nowrap&gt;12&lt;/td&gt;&lt;/tr&gt;&lt;tr&gt;&lt;td nowrap&gt;Proteínas&lt;/td&gt;&lt;td nowrap&gt;12g&lt;/td&gt;&lt;td nowrap&gt;24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4,0g&lt;/td&gt;&lt;td nowrap&gt;16&lt;/td&gt;&lt;/tr&gt;&lt;tr bgcolor='white' &gt;&lt;td bgcolor='white' <text:s/>nowrap&gt;Cálcio&lt;/td&gt;&lt;td bgcolor='white' <text:s/>nowrap&gt;112mg&lt;/td&gt;&lt;td bgcolor='white' <text:s/>nowrap&gt;11&lt;/td&gt;&lt;/tr&gt;&lt;tr&gt;&lt;td nowrap&gt;Ferro&lt;/td&gt;&lt;td nowrap&gt;8,0mg&lt;/td&gt;&lt;td nowrap&gt;57&lt;/td&gt;&lt;/tr&gt;&lt;tr bgcolor='white' &gt;&lt;td bgcolor='white' <text:s/>nowrap&gt;Sódio&lt;/td&gt;&lt;td bgcolor='white' <text:s/>nowrap&gt;90mg&lt;/td&gt;&lt;td bgcolor='white' <text:s/>nowrap&gt;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Fradinho Granfino</text:p>
          </table:table-cell>
          <table:table-cell table:style-name="ce3" office:value-type="string">
            <text:p>O Feijão Fradinho Granfino tem grãos pequenos e mais duros, usados principalmente no preparo de saladas.</text:p>
            <text:p/>
            <text:p><text:s text:c="3"/>É também o ingrediente básico de todo bom acarajé.</text:p>
          </table:table-cell>
          <table:table-cell table:number-columns-repeated="5"/>
          <table:table-cell table:style-name="ce3" office:value-type="string">
            <text:p>&lt;tr&gt;&lt;td nowrap&gt;Valor Energético&lt;/td&gt;&lt;td nowrap&gt;180 kcal = 756kj&lt;/td&gt;&lt;td nowrap&gt;9&lt;/td&gt;&lt;/tr&gt;&lt;tr bgcolor='white' &gt;&lt;td bgcolor='white' <text:s/>nowrap&gt;Carboidratos&lt;/td&gt;&lt;td bgcolor='white' <text:s/>nowrap&gt;32g&lt;/td&gt;&lt;td bgcolor='white' <text:s/>nowrap&gt;11&lt;/td&gt;&lt;/tr&gt;&lt;tr&gt;&lt;td nowrap&gt;Proteínas&lt;/td&gt;&lt;td nowrap&gt;14g&lt;/td&gt;&lt;td nowrap&gt;28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6,0g&lt;/td&gt;&lt;td nowrap&gt;24&lt;/td&gt;&lt;/tr&gt;&lt;tr bgcolor='white' &gt;&lt;td bgcolor='white' <text:s/>nowrap&gt;Sódio&lt;/td&gt;&lt;td bgcolor='white' <text:s/>nowrap&gt;90mg&lt;/td&gt;&lt;td bgcolor='white' <text:s/>nowrap&gt;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Preto Granfino</text:p>
          </table:table-cell>
          <table:table-cell table:style-name="ce3" office:value-type="string">
            <text:p>Por ser a leguminosa mais consumida no Brasil, o feijão preto além de saboroso precisa ser de boa qualidade.</text:p>
            <text:p/>
            <text:p>O Feijão Preto Granfino é selecionado de acordo com as maiores exigências do mercado e por isso garante o sucesso de sua feijoada.</text:p>
          </table:table-cell>
          <table:table-cell table:number-columns-repeated="5"/>
          <table:table-cell table:style-name="ce3" office:value-type="string">
            <text:p>&lt;tr&gt;&lt;td nowrap&gt;Valor Energético&lt;/td&gt;&lt;td nowrap&gt;200 kcal = 840kj&lt;/td&gt;&lt;td nowrap&gt;10&lt;/td&gt;&lt;/tr&gt;&lt;tr bgcolor='white' &gt;&lt;td bgcolor='white' <text:s/>nowrap&gt;Carboidratos&lt;/td&gt;&lt;td bgcolor='white' <text:s/>nowrap&gt;36g&lt;/td&gt;&lt;td bgcolor='white' <text:s/>nowrap&gt;12&lt;/td&gt;&lt;/tr&gt;&lt;tr&gt;&lt;td nowrap&gt;Proteínas&lt;/td&gt;&lt;td nowrap&gt;12g&lt;/td&gt;&lt;td nowrap&gt;24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6,0g&lt;/td&gt;&lt;td nowrap&gt;16&lt;/td&gt;&lt;/tr&gt;&lt;tr bgcolor='white' &gt;&lt;td bgcolor='white' <text:s/>nowrap&gt;Cálcio&lt;/td&gt;&lt;td bgcolor='white' <text:s/>nowrap&gt;88mg&lt;/td&gt;&lt;td bgcolor='white' <text:s/>nowrap&gt;9&lt;/td&gt;&lt;/tr&gt;&lt;tr&gt;&lt;td nowrap&gt;Ferro&lt;/td&gt;&lt;td nowrap&gt;2,0mg&lt;/td&gt;&lt;td nowrap&gt;14&lt;/td&gt;&lt;/tr&gt;&lt;tr bgcolor='white' &gt;&lt;td bgcolor='white' <text:s/>nowrap&gt;Sódio&lt;/td&gt;&lt;td bgcolor='white' <text:s/>nowrap&gt;100mg&lt;/td&gt;&lt;td bgcolor='white' <text:s/>nowrap&gt;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Manteiga Granfino</text:p>
          </table:table-cell>
          <table:table-cell table:style-name="ce3" office:value-type="string">
            <text:p>Resultado de altos padrões de seleção, o Feijão Manteiga Granfino tem como peculiaridade os grãos maiores, marrom claros, e seu sabor incomparável.</text:p>
          </table:table-cell>
          <table:table-cell table:number-columns-repeated="5"/>
          <table:table-cell table:style-name="ce3" office:value-type="string">
            <text:p>&lt;tr&gt;&lt;td nowrap&gt;Valor Energético&lt;/td&gt;&lt;td nowrap&gt;200 kcal = 840kj&lt;/td&gt;&lt;td nowrap&gt;10&lt;/td&gt;&lt;/tr&gt;&lt;tr bgcolor='white' &gt;&lt;td bgcolor='white' <text:s/>nowrap&gt;Carboidratos&lt;/td&gt;&lt;td bgcolor='white' <text:s/>nowrap&gt;36g&lt;/td&gt;&lt;td bgcolor='white' <text:s/>nowrap&gt;12&lt;/td&gt;&lt;/tr&gt;&lt;tr&gt;&lt;td nowrap&gt;Proteínas&lt;/td&gt;&lt;td nowrap&gt;12g&lt;/td&gt;&lt;td nowrap&gt;24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4,0g&lt;/td&gt;&lt;td nowrap&gt;16&lt;/td&gt;&lt;/tr&gt;&lt;tr bgcolor='white' &gt;&lt;td bgcolor='white' <text:s/>nowrap&gt;Ferro&lt;/td&gt;&lt;td bgcolor='white' <text:s/>nowrap&gt;4,0mg&lt;/td&gt;&lt;td bgcolor='white' <text:s/>nowrap&gt;29&lt;/td&gt;&lt;/tr&gt;&lt;tr&gt;&lt;td nowrap&gt;Sódio&lt;/td&gt;&lt;td nowrap&gt;100mg&lt;/td&gt;&lt;td nowrap&gt;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Carioquinha Granfino</text:p>
          </table:table-cell>
          <table:table-cell table:style-name="ce3" office:value-type="string">
            <text:p>Quando cozido, o Feijão Carioquinha Granfino fica com os grãos macios e grandes, fornecendo um excelente caldo.</text:p>
            <text:p/>
            <text:p>É o feijão que melhor compõe o nosso prato diário.</text:p>
          </table:table-cell>
          <table:table-cell table:number-columns-repeated="5"/>
          <table:table-cell table:style-name="ce3" office:value-type="string">
            <text:p>&lt;tr&gt;&lt;td nowrap&gt;Valor Energético&lt;/td&gt;&lt;td nowrap&gt;200 kcal = 840kj&lt;/td&gt;&lt;td nowrap&gt;10&lt;/td&gt;&lt;/tr&gt;&lt;tr bgcolor='white' &gt;&lt;td bgcolor='white' <text:s/>nowrap&gt;Carboidratos&lt;/td&gt;&lt;td bgcolor='white' <text:s/>nowrap&gt;36g&lt;/td&gt;&lt;td bgcolor='white' <text:s/>nowrap&gt;12&lt;/td&gt;&lt;/tr&gt;&lt;tr&gt;&lt;td nowrap&gt;Proteínas&lt;/td&gt;&lt;td nowrap&gt;12g&lt;/td&gt;&lt;td nowrap&gt;24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4,0g&lt;/td&gt;&lt;td nowrap&gt;16&lt;/td&gt;&lt;/tr&gt;&lt;tr bgcolor='white' &gt;&lt;td bgcolor='white' <text:s/>nowrap&gt;Ferro&lt;/td&gt;&lt;td bgcolor='white' <text:s/>nowrap&gt;4,0mg&lt;/td&gt;&lt;td bgcolor='white' <text:s/>nowrap&gt;29&lt;/td&gt;&lt;/tr&gt;&lt;tr&gt;&lt;td nowrap&gt;Sódio&lt;/td&gt;&lt;td nowrap&gt;100mg&lt;/td&gt;&lt;td nowrap&gt;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Mulatinho Granfino</text:p>
          </table:table-cell>
          <table:table-cell table:style-name="ce3" office:value-type="string">
            <text:p>O Feijão Mulatinho Granfino é caracterizado por seu gosto inconfundível e por ser rica fonte de proteínas que favorecem um melhor aproveitamento de seus nutrientes pelo organismo.</text:p>
          </table:table-cell>
          <table:table-cell table:number-columns-repeated="5"/>
          <table:table-cell table:style-name="ce3" office:value-type="string">
            <text:p>&lt;tr&gt;&lt;td nowrap&gt;Valor Energético&lt;/td&gt;&lt;td nowrap&gt;200 kcal = 840 kJ&lt;/td&gt;&lt;td nowrap&gt;10&lt;/td&gt;&lt;/tr&gt;&lt;tr bgcolor='white' &gt;&lt;td bgcolor='white' <text:s/>nowrap&gt;Carboidratos&lt;/td&gt;&lt;td bgcolor='white' <text:s/>nowrap&gt;36g&lt;/td&gt;&lt;td bgcolor='white' <text:s/>nowrap&gt;12&lt;/td&gt;&lt;/tr&gt;&lt;tr&gt;&lt;td nowrap&gt;Proteínas&lt;/td&gt;&lt;td nowrap&gt;12g&lt;/td&gt;&lt;td nowrap&gt;24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4,0g&lt;/td&gt;&lt;td nowrap&gt;16&lt;/td&gt;&lt;/tr&gt;&lt;tr bgcolor='white' &gt;&lt;td bgcolor='white' <text:s/>nowrap&gt;Ferro&lt;/td&gt;&lt;td bgcolor='white' <text:s/>nowrap&gt;4,0mg&lt;/td&gt;&lt;td bgcolor='white' <text:s/>nowrap&gt;29&lt;/td&gt;&lt;/tr&gt;&lt;tr&gt;&lt;td nowrap&gt;Sódio&lt;/td&gt;&lt;td nowrap&gt;100mg&lt;/td&gt;&lt;td nowrap&gt;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Vermelho Granfino</text:p>
          </table:table-cell>
          <table:table-cell table:style-name="ce3" office:value-type="string">
            <text:p>De grãos vermelhos, lisos e arredondados, o Feijão Vermelho Granfino tem um sabor incomparável.</text:p>
            <text:p/>
            <text:p>Excelente acompanhamento para carnes e saladas ou mesmo como ingrediente de sopas deliciosas.</text:p>
          </table:table-cell>
          <table:table-cell table:number-columns-repeated="5"/>
          <table:table-cell table:style-name="ce3" office:value-type="string">
            <text:p>&lt;tr&gt;&lt;td nowrap&gt;Valor Energético&lt;/td&gt;&lt;td nowrap&gt;180 kcal = 756 kJ&lt;/td&gt;&lt;td nowrap&gt;9&lt;/td&gt;&lt;/tr&gt;&lt;tr bgcolor='white' &gt;&lt;td bgcolor='white' <text:s/>nowrap&gt;Carboidratos&lt;/td&gt;&lt;td bgcolor='white' <text:s/>nowrap&gt;32g&lt;/td&gt;&lt;td bgcolor='white' <text:s/>nowrap&gt;11&lt;/td&gt;&lt;/tr&gt;&lt;tr&gt;&lt;td nowrap&gt;Proteínas&lt;/td&gt;&lt;td nowrap&gt;12g&lt;/td&gt;&lt;td nowrap&gt;24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6,0g&lt;/td&gt;&lt;td nowrap&gt;24&lt;/td&gt;&lt;/tr&gt;&lt;tr bgcolor='white' &gt;&lt;td bgcolor='white' <text:s/>nowrap&gt;Cálcio&lt;/td&gt;&lt;td bgcolor='white' <text:s/>nowrap&gt;60mg&lt;/td&gt;&lt;td bgcolor='white' <text:s/>nowrap&gt;6&lt;/td&gt;&lt;/tr&gt;&lt;tr&gt;&lt;td nowrap&gt;Ferro&lt;/td&gt;&lt;td nowrap&gt;4,0mg&lt;/td&gt;&lt;td nowrap&gt;29&lt;/td&gt;&lt;/tr&gt;&lt;tr bgcolor='white' &gt;&lt;td bgcolor='white' <text:s/>nowrap&gt;Sódio&lt;/td&gt;&lt;td bgcolor='white' <text:s/>nowrap&gt;100mg&lt;/td&gt;&lt;td bgcolor='white' <text:s/>nowrap&gt;4&lt;/td&gt;&lt;/tr&gt;<text:tab/><text:tab/><text:tab/>&lt;tfooter&gt; </text:p>
            <text:p><text:tab/><text:tab/><text:tab/><text:tab/>&lt;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Feijão Rajado Granfino</text:p>
          </table:table-cell>
          <table:table-cell table:style-name="ce3" office:value-type="string">
            <text:p>Rico em ferro e fibras, o Feijão Rajado Granfino contribui para um bom funcionamento do intestino.</text:p>
            <text:p/>
            <text:p>Pode ser consumido como a maioria dos feijões, cozido e temperado, em forma de tutu, caldo de feijão ou sopa.</text:p>
          </table:table-cell>
          <table:table-cell table:number-columns-repeated="5"/>
          <table:table-cell table:style-name="ce3" office:value-type="string">
            <text:p>&lt;tr&gt;&lt;td nowrap&gt;Valor Energético&lt;/td&gt;&lt;td nowrap&gt;200 kcal = 840 kJ&lt;/td&gt;&lt;td nowrap&gt;10&lt;/td&gt;&lt;/tr&gt;&lt;tr bgcolor='white' &gt;&lt;td bgcolor='white' <text:s/>nowrap&gt;Carboidratos&lt;/td&gt;&lt;td bgcolor='white' <text:s/>nowrap&gt;40g&lt;/td&gt;&lt;td bgcolor='white' <text:s/>nowrap&gt;13&lt;/td&gt;&lt;/tr&gt;&lt;tr&gt;&lt;td nowrap&gt;Proteínas&lt;/td&gt;&lt;td nowrap&gt;10g&lt;/td&gt;&lt;td nowrap&gt;2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4,0g&lt;/td&gt;&lt;td nowrap&gt;16&lt;/td&gt;&lt;/tr&gt;&lt;tr bgcolor='white' &gt;&lt;td bgcolor='white' <text:s/>nowrap&gt;Cálcio&lt;/td&gt;&lt;td bgcolor='white' <text:s/>nowrap&gt;76mg&lt;/td&gt;&lt;td bgcolor='white' <text:s/>nowrap&gt;8&lt;/td&gt;&lt;/tr&gt;&lt;tr&gt;&lt;td nowrap&gt;Ferro&lt;/td&gt;&lt;td nowrap&gt;5,0mg&lt;/td&gt;&lt;td nowrap&gt;36&lt;/td&gt;&lt;/tr&gt;&lt;tr bgcolor='white' &gt;&lt;td bgcolor='white' <text:s/>nowrap&gt;Sódio&lt;/td&gt;&lt;td bgcolor='white' <text:s/>nowrap&gt;Não contém&lt;/td&gt;&lt;td bgcolor='white' <text:s/>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Arroz Branco Granfino</text:p>
          </table:table-cell>
          <table:table-cell table:style-name="ce3" office:value-type="string">
            <text:p>O arroz é um dos cereais mais importantes como fonte de proteínas para o organismo humano e o Arroz Branco Polido Granfino realiza melhor este trabalho porque tem reconhecida qualidade superior.</text:p>
            <text:p/>
            <text:p><text:s text:c="3"/>Branco, soltinho, leve e com um gostinho que faz toda a diferença, ele é a combinação perfeita para qualquer receita do dia-a-dia.</text:p>
          </table:table-cell>
          <table:table-cell table:number-columns-repeated="5"/>
          <table:table-cell table:style-name="ce3" office:value-type="string">
            <text:p>&lt;tr&gt;&lt;td nowrap&gt;Valor Energético&lt;/td&gt;&lt;td nowrap&gt;173 kcal = 723 kJ&lt;/td&gt;&lt;td nowrap&gt;9&lt;/td&gt;&lt;/tr&gt;&lt;tr bgcolor='white' &gt;&lt;td bgcolor='white' <text:s/>nowrap&gt;Carboidratos&lt;/td&gt;&lt;td bgcolor='white' <text:s/>nowrap&gt;39g&lt;/td&gt;&lt;td bgcolor='white' <text:s/>nowrap&gt;13&lt;/td&gt;&lt;/tr&gt;&lt;tr&gt;&lt;td nowrap&gt;Proteínas&lt;/td&gt;&lt;td nowrap&gt;3,5g&lt;/td&gt;&lt;td nowrap&gt;7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0,6g&lt;/td&gt;&lt;td bgcolor='white' <text:s/>nowrap&gt;2&lt;/td&gt;&lt;/tr&gt;&lt;tr&gt;&lt;td nowrap&gt;Cálcio&lt;/td&gt;&lt;td nowrap&gt;14mg&lt;/td&gt;&lt;td nowrap&gt;1&lt;/td&gt;&lt;/tr&gt;&lt;tr bgcolor='white' &gt;&lt;td bgcolor='white' <text:s/>nowrap&gt;Ferro&lt;/td&gt;&lt;td bgcolor='white' <text:s/>nowrap&gt;0,40mg&lt;/td&gt;&lt;td bgcolor='white' <text:s/>nowrap&gt;3&lt;/td&gt;&lt;/tr&gt;&lt;tr&gt;&lt;td nowrap&gt;Sódio&lt;/td&gt;&lt;td nowrap&gt;Não contém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Arroz Parboilizado Granfino</text:p>
          </table:table-cell>
          <table:table-cell table:style-name="ce3" office:value-type="string">
            <text:p>Especialmente elaborado a partir de grãos Oryza Savita, o Arroz Parboilizado Granfino é diferente porque é enriquecido e recebe um tratamento hidrotérmico que garante sabor e rendimento únicos, além de muito mais praticidade no seu dia-a-dia.</text:p>
          </table:table-cell>
          <table:table-cell table:number-columns-repeated="5"/>
          <table:table-cell table:style-name="ce3" office:value-type="string">
            <text:p>&lt;tr&gt;&lt;td nowrap&gt;Valor Energético&lt;/td&gt;&lt;td nowrap&gt;190 kcal = 798 kJ&lt;/td&gt;&lt;td nowrap&gt;10&lt;/td&gt;&lt;/tr&gt;&lt;tr bgcolor='white' &gt;&lt;td bgcolor='white' <text:s/>nowrap&gt;Carboidratos&lt;/td&gt;&lt;td bgcolor='white' <text:s/>nowrap&gt;37g&lt;/td&gt;&lt;td bgcolor='white' <text:s/>nowrap&gt;12&lt;/td&gt;&lt;/tr&gt;&lt;tr&gt;&lt;td nowrap&gt;Proteínas&lt;/td&gt;&lt;td nowrap&gt;4,0g&lt;/td&gt;&lt;td nowrap&gt;8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1,0g&lt;/td&gt;&lt;td bgcolor='white' <text:s/>nowrap&gt;4&lt;/td&gt;&lt;/tr&gt;&lt;tr&gt;&lt;td nowrap&gt;Cálcio&lt;/td&gt;&lt;td nowrap&gt;30mg&lt;/td&gt;&lt;td nowrap&gt;3&lt;/td&gt;&lt;/tr&gt;&lt;tr bgcolor='white' &gt;&lt;td bgcolor='white' <text:s/>nowrap&gt;Ferro&lt;/td&gt;&lt;td bgcolor='white' <text:s/>nowrap&gt;2,0mg&lt;/td&gt;&lt;td bgcolor='white' <text:s/>nowrap&gt;14&lt;/td&gt;&lt;/tr&gt;&lt;tr&gt;&lt;td nowrap&gt;Sódio&lt;/td&gt;&lt;td nowrap&gt;Não contém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anjica Branca</text:p>
          </table:table-cell>
          <table:table-cell table:style-name="ce3" office:value-type="string">
            <text:p>A Canjica Branca Granfino é obtida a partir de grãos selecionados e degerminados de uma qualidade especial de milho branco.</text:p>
            <text:p/>
            <text:p><text:s text:c="3"/>É ideal para o preparo da canjica, um doce típico da culinária brasileira e que em algumas regiões do país é conhecida como mungunzá.</text:p>
          </table:table-cell>
          <table:table-cell table:number-columns-repeated="5"/>
          <table:table-cell table:style-name="ce3" office:value-type="string">
            <text:p>&lt;tr&gt;&lt;td nowrap&gt;Valor Energético&lt;/td&gt;&lt;td nowrap&gt;178 kcal = 748 kJ&lt;/td&gt;&lt;td nowrap&gt;9&lt;/td&gt;&lt;/tr&gt;&lt;tr bgcolor='white' &gt;&lt;td bgcolor='white' <text:s/>nowrap&gt;Carboidratos&lt;/td&gt;&lt;td bgcolor='white' <text:s/>nowrap&gt;39g&lt;/td&gt;&lt;td bgcolor='white' <text:s/>nowrap&gt;13&lt;/td&gt;&lt;/tr&gt;&lt;tr&gt;&lt;td nowrap&gt;Proteínas&lt;/td&gt;&lt;td nowrap&gt;4,4g&lt;/td&gt;&lt;td nowrap&gt;9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0,7g&lt;/td&gt;&lt;td nowrap&gt;3&lt;/td&gt;&lt;/tr&gt;&lt;tr bgcolor='white' &gt;&lt;td bgcolor='white' <text:s/>nowrap&gt;Ferro&lt;/td&gt;&lt;td bgcolor='white' <text:s/>nowrap&gt;1,7mg&lt;/td&gt;&lt;td bgcolor='white' <text:s/>nowrap&gt;12&lt;/td&gt;&lt;/tr&gt;&lt;tr&gt;&lt;td nowrap&gt;Sódio&lt;/td&gt;&lt;td nowrap&gt;Não contém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Amendoim Granfino</text:p>
          </table:table-cell>
          <table:table-cell table:style-name="ce3" office:value-type="string">
            <text:p>O Amendoim Granfino é proveniente da espécie Arachis Hypogae, desprovido de casca.</text:p>
            <text:p/>
            <text:p>Fácil de preparar, o amendoim quentinho é um dos aperitivos preferidos dos brasileiros.</text:p>
            <text:p/>
            <text:p>Para as crianças, contém elementos indispensáveis para a fase de crescimento.</text:p>
            <text:p/>
            <text:p>São ideais para quem deve queimar bastante energia.</text:p>
          </table:table-cell>
          <table:table-cell table:number-columns-repeated="5"/>
          <table:table-cell table:style-name="ce3" office:value-type="string">
            <text:p>&lt;tr&gt;&lt;td nowrap&gt;Valor energético&lt;/td&gt;&lt;td nowrap&gt;80 kcal = 336kJ&lt;/td&gt;&lt;td nowrap&gt;4&lt;/td&gt;&lt;/tr&gt;&lt;tr bgcolor='white' &gt;&lt;td bgcolor='white' <text:s/>nowrap&gt;Carboidratos&lt;/td&gt;&lt;td bgcolor='white' <text:s/>nowrap&gt;1,5g&lt;/td&gt;&lt;td bgcolor='white' <text:s/>nowrap&gt;1&lt;/td&gt;&lt;/tr&gt;&lt;tr&gt;&lt;td nowrap&gt;Proteínas&lt;/td&gt;&lt;td nowrap&gt;4,5g&lt;/td&gt;&lt;td nowrap&gt;9&lt;/td&gt;&lt;/tr&gt;&lt;tr bgcolor='white' &gt;&lt;td bgcolor='white' <text:s/>nowrap&gt;Gorduras totais&lt;/td&gt;&lt;td bgcolor='white' <text:s/>nowrap&gt;6,2g&lt;/td&gt;&lt;td bgcolor='white' <text:s/>nowrap&gt;11&lt;/td&gt;&lt;/tr&gt;&lt;tr&gt;&lt;td nowrap&gt;Gorduras saturadas&lt;/td&gt;&lt;td nowrap&gt;1,3g&lt;/td&gt;&lt;td nowrap&gt;6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Não contém&lt;/td&gt;&lt;td nowrap&gt;0&lt;/td&gt;&lt;/tr&gt;&lt;tr bgcolor='white' &gt;&lt;td bgcolor='white' <text:s/>nowrap&gt;Cálcio&lt;/td&gt;&lt;td bgcolor='white' <text:s/>nowrap&gt;12mg&lt;/td&gt;&lt;td bgcolor='white' <text:s/>nowrap&gt;1&lt;/td&gt;&lt;/tr&gt;&lt;tr&gt;&lt;td nowrap&gt;Sódio&lt;/td&gt;&lt;td nowrap&gt;Não contém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Grão de Bico Granfino</text:p>
          </table:table-cell>
          <table:table-cell table:style-name="ce3" office:value-type="string">
            <text:p>O Grão de Bico Granfino possui textura farinhosa e um sabor que evoca frutas frescas.</text:p>
            <text:p/>
            <text:p>É ingrediente de pratos de origem árabe, portuguesa e espanhola.</text:p>
            <text:p/>
            <text:p>Os italianos o usam em sopas e ensopados com carnes.</text:p>
            <text:p/>
            <text:p>Pode ser utilizado em forma triturada com óleo de sésamo, dando um toque especial em purês e croquetes.</text:p>
          </table:table-cell>
          <table:table-cell table:number-columns-repeated="5"/>
          <table:table-cell table:style-name="ce3" office:value-type="string">
            <text:p>&lt;tr&gt;&lt;td nowrap&gt;Valor Energético&lt;/td&gt;&lt;td nowrap&gt;230 kcal = 966 kJ&lt;/td&gt;&lt;td nowrap&gt;11&lt;/td&gt;&lt;/tr&gt;&lt;tr bgcolor='white' &gt;&lt;td bgcolor='white' <text:s/>nowrap&gt;Carboidratos&lt;/td&gt;&lt;td bgcolor='white' <text:s/>nowrap&gt;36g&lt;/td&gt;&lt;td bgcolor='white' <text:s/>nowrap&gt;12&lt;/td&gt;&lt;/tr&gt;&lt;tr&gt;&lt;td nowrap&gt;Proteínas&lt;/td&gt;&lt;td nowrap&gt;12g&lt;/td&gt;&lt;td nowrap&gt;24&lt;/td&gt;&lt;/tr&gt;&lt;tr bgcolor='white' &gt;&lt;td bgcolor='white' <text:s/>nowrap&gt;Gorduras totais&lt;/td&gt;&lt;td bgcolor='white' <text:s/>nowrap&gt;4,2g&lt;/td&gt;&lt;td bgcolor='white' <text:s/>nowrap&gt;8&lt;/td&gt;&lt;/tr&gt;&lt;tr&gt;&lt;td nowrap&gt;Gorduras saturadas&lt;/td&gt;&lt;td nowrap&gt;0,6g&lt;/td&gt;&lt;td nowrap&gt;3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2,4g&lt;/td&gt;&lt;td nowrap&gt;10&lt;/td&gt;&lt;/tr&gt;&lt;tr bgcolor='white' &gt;&lt;td bgcolor='white' <text:s/>nowrap&gt;Cálcio&lt;/td&gt;&lt;td bgcolor='white' <text:s/>nowrap&gt;91mg&lt;/td&gt;&lt;td bgcolor='white' <text:s/>nowrap&gt;9&lt;/td&gt;&lt;/tr&gt;&lt;tr&gt;&lt;td nowrap&gt;Ferro&lt;/td&gt;&lt;td nowrap&gt;4,8mg&lt;/td&gt;&lt;td nowrap&gt;34&lt;/td&gt;&lt;/tr&gt;&lt;tr bgcolor='white' &gt;&lt;td bgcolor='white' <text:s/>nowrap&gt;Sódio&lt;/td&gt;&lt;td bgcolor='white' <text:s/>nowrap&gt;Não contém&lt;/td&gt;&lt;td bgcolor='white' <text:s/>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Lentilha Granfino</text:p>
          </table:table-cell>
          <table:table-cell table:style-name="ce3" office:value-type="string">
            <text:p>A Lentilha Granfino tem a capacidade de agradar até aos paladares mais exigentes.</text:p>
            <text:p/>
            <text:p>O conhecimento dos valores nutritivos das lentilhas são antigos. Há indícios deste alimento entre os povos primitivos do Mediterrâneo.</text:p>
            <text:p/>
            <text:p>Na culinária, a lentilha presta-se para quase todas as preparações indicadas para o feijão.</text:p>
          </table:table-cell>
          <table:table-cell table:number-columns-repeated="5"/>
          <table:table-cell table:style-name="ce3" office:value-type="string">
            <text:p>&lt;tr&gt;&lt;td nowrap&gt;Valor energético&lt;/td&gt;&lt;td nowrap&gt;180 kcal = 756 kJ&lt;/td&gt;&lt;td nowrap&gt;9&lt;/td&gt;&lt;/tr&gt;&lt;tr bgcolor='white' &gt;&lt;td bgcolor='white' <text:s/>nowrap&gt;Carboidratos&lt;/td&gt;&lt;td bgcolor='white' <text:s/>nowrap&gt;30g&lt;/td&gt;&lt;td bgcolor='white' <text:s/>nowrap&gt;10&lt;/td&gt;&lt;/tr&gt;&lt;tr&gt;&lt;td nowrap&gt;Proteínas&lt;/td&gt;&lt;td nowrap&gt;15g&lt;/td&gt;&lt;td nowrap&gt;3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6,0g&lt;/td&gt;&lt;td nowrap&gt;24&lt;/td&gt;&lt;/tr&gt;&lt;tr bgcolor='white' &gt;&lt;td bgcolor='white' <text:s/>nowrap&gt;Cálcio&lt;/td&gt;&lt;td bgcolor='white' <text:s/>nowrap&gt;63mg&lt;/td&gt;&lt;td bgcolor='white' <text:s/>nowrap&gt;6&lt;/td&gt;&lt;/tr&gt;&lt;tr&gt;&lt;td nowrap&gt;Ferro&lt;/td&gt;&lt;td nowrap&gt;6,0mg&lt;/td&gt;&lt;td nowrap&gt;43&lt;/td&gt;&lt;/tr&gt;&lt;tr bgcolor='white' &gt;&lt;td bgcolor='white' <text:s/>nowrap&gt;Sódio&lt;/td&gt;&lt;td bgcolor='white' <text:s/>nowrap&gt;105mg&lt;/td&gt;&lt;td bgcolor='white' <text:s/>nowrap&gt;4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* % Valores Diários de referência com base em uma dieta de 2000Kcal ou 8400kJ. Seus valores diários podem ser maiores ou menores dependendo de suas necessidades energéticas. <text:s/>** VD não estabelecido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Ervilha Granfino</text:p>
          </table:table-cell>
          <table:table-cell table:style-name="ce3" office:value-type="string">
            <text:p>A ervilha é um fruto contido em vagens ricas em fibras.</text:p>
            <text:p/>
            <text:p>A Ervilha Seca Granfino é caracterizada pelo delicioso sabor, e por sua consistência.</text:p>
            <text:p/>
            <text:p>É ideal para pratos como sopas, purês e ensopados de carne, linguiça e bacon.</text:p>
          </table:table-cell>
          <table:table-cell table:number-columns-repeated="5"/>
          <table:table-cell table:style-name="ce3" office:value-type="string">
            <text:p>&lt;tr&gt;&lt;td nowrap&gt;Valor energético&lt;/td&gt;&lt;td nowrap&gt;200 kcal = 840 kJ&lt;/td&gt;&lt;td nowrap&gt;10&lt;/td&gt;&lt;/tr&gt;&lt;tr bgcolor='white' &gt;&lt;td bgcolor='white' <text:s/>nowrap&gt;Carboidratos&lt;/td&gt;&lt;td bgcolor='white' <text:s/>nowrap&gt;44g&lt;/td&gt;&lt;td bgcolor='white' <text:s/>nowrap&gt;15&lt;/td&gt;&lt;/tr&gt;&lt;tr&gt;&lt;td nowrap&gt;Proteínas&lt;/td&gt;&lt;td nowrap&gt;4,0g&lt;/td&gt;&lt;td nowrap&gt;8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2,9g&lt;/td&gt;&lt;td nowrap&gt;12&lt;/td&gt;&lt;/tr&gt;&lt;tr bgcolor='white' &gt;&lt;td bgcolor='white' <text:s/>nowrap&gt;Cálcio&lt;/td&gt;&lt;td bgcolor='white' <text:s/>nowrap&gt;52mg&lt;/td&gt;&lt;td bgcolor='white' <text:s/>nowrap&gt;5&lt;/td&gt;&lt;/tr&gt;&lt;tr&gt;&lt;td nowrap&gt;Ferro&lt;/td&gt;&lt;td nowrap&gt;1,2mg&lt;/td&gt;&lt;td nowrap&gt;9&lt;/td&gt;&lt;/tr&gt;&lt;tr bgcolor='white' &gt;&lt;td bgcolor='white' <text:s/>nowrap&gt;Sódio&lt;/td&gt;&lt;td bgcolor='white' <text:s/>nowrap&gt;Não contém&lt;/td&gt;&lt;td bgcolor='white' <text:s/>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* % Valores Diários de referência com base em uma dieta de 2000Kcal ou 8400kJ. Seus valores diários podem ser maiores ou menores dependendo de suas necessidades energéticas. <text:tab/><text:tab/>** VD não estabelecido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ilho de Pipoca Granfino</text:p>
          </table:table-cell>
          <table:table-cell table:style-name="ce3" office:value-type="string">
            <text:p>O Milho de Pipoca Granfino é tudo o que você queria para fazer a alegria dos seus filhos.</text:p>
            <text:p/>
            <text:p>Com ele sua pipoca fica mais crocante, do jeitinho que as crianças gostam.</text:p>
            <text:p/>
            <text:p>O alto índice de estouro é resultado do critério de seleção dos milhos da espécie Zea Mays que apresentam forte resistência.</text:p>
            <text:p/>
            <text:p>O sabor natural e a facilidade de preparo fazem a diferença.</text:p>
          </table:table-cell>
          <table:table-cell table:number-columns-repeated="5"/>
          <table:table-cell table:style-name="ce3" office:value-type="string">
            <text:p>&lt;tr&gt;&lt;td nowrap&gt;Valor energético&lt;/td&gt;&lt;td nowrap&gt;90 kcal = 378 kJ&lt;/td&gt;&lt;td nowrap&gt;5&lt;/td&gt;&lt;/tr&gt;&lt;tr bgcolor='white' &gt;&lt;td bgcolor='white' <text:s/>nowrap&gt;Carboidratos&lt;/td&gt;&lt;td bgcolor='white' <text:s/>nowrap&gt;17g&lt;/td&gt;&lt;td bgcolor='white' <text:s/>nowrap&gt;6&lt;/td&gt;&lt;/tr&gt;&lt;tr&gt;&lt;td nowrap&gt;Proteínas&lt;/td&gt;&lt;td nowrap&gt;3,0g&lt;/td&gt;&lt;td nowrap&gt;6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2,0g&lt;/td&gt;&lt;td nowrap&gt;8&lt;/td&gt;&lt;/tr&gt;&lt;tr bgcolor='white' &gt;&lt;td bgcolor='white' <text:s/>nowrap&gt;Ferro&lt;/td&gt;&lt;td bgcolor='white' <text:s/>nowrap&gt;1,0mg&lt;/td&gt;&lt;td bgcolor='white' <text:s/>nowrap&gt;7&lt;/td&gt;&lt;/tr&gt;&lt;tr&gt;&lt;td nowrap&gt;Sódio&lt;/td&gt;&lt;td nowrap&gt;Não contém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* % Valores Diários de referência com base em uma dieta de 2.000kcal ou 8.400kJ. Seus valores diários podem ser maiores ou menores dependendo de suas necessidades energéticas. <text:s text:c="8"/>**VD não estabelecido <text:s text:c="2"/>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Sal Grosso Iodado Granfino</text:p>
          </table:table-cell>
          <table:table-cell table:style-name="ce3" office:value-type="string">
            <text:p>Iodado e produzido sob os mais rigorosos padrões de qualidade, o Sal Grosso Granfino tem a granulometria ideal para grelhados e churrasco.</text:p>
            <text:p/>
            <text:p>Encontrado em embalagens de 1 quilo.</text:p>
          </table:table-cell>
          <table:table-cell table:number-columns-repeated="5"/>
          <table:table-cell table:style-name="ce3" office:value-type="string">
            <text:p>&lt;tr&gt;&lt;td nowrap&gt;Sódio &lt;/td&gt;&lt;td nowrap&gt;390mg&lt;/td&gt;&lt;td nowrap&gt;16&lt;/td&gt;&lt;/tr&gt;&lt;tr bgcolor='white' &gt;&lt;td bgcolor='white' <text:s/>nowrap&gt;Iodo&lt;/td&gt;&lt;td bgcolor='white' <text:s/>nowrap&gt;25mcg&lt;/td&gt;&lt;td bgcolor='white' <text:s/>nowrap&gt;19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 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Sal Refinado Iodado Granfino</text:p>
          </table:table-cell>
          <table:table-cell table:style-name="ce3" office:value-type="string">
            <text:p>Primeiro tempero conhecido pelo homem, o sal é indispensável na preparação de qualquer prato.</text:p>
            <text:p/>
            <text:p>Iodado, de acordo com a recomendação do Ministério da Saúde, o Sal Refinado Granfino é o mais novo produto com o selo de qualidade e confiança que só a Granfino pode oferecer.</text:p>
            <text:p/>
            <text:p/>
            <text:p>Encontrado em embalagens de 1 quilo.</text:p>
          </table:table-cell>
          <table:table-cell table:number-columns-repeated="5"/>
          <table:table-cell table:style-name="ce3" office:value-type="string">
            <text:p>&lt;tr&gt;&lt;td nowrap&gt;Sódio&lt;/td&gt;&lt;td nowrap&gt;390mg&lt;/td&gt;&lt;td nowrap&gt;16&lt;/td&gt;&lt;/tr&gt;&lt;tr bgcolor='white' &gt;&lt;td bgcolor='white' <text:s/>nowrap&gt;Iodo&lt;/td&gt;&lt;td bgcolor='white' <text:s/>nowrap&gt;25mcg&lt;/td&gt;&lt;td bgcolor='white' <text:s/>nowrap&gt;19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 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Linhaça</text:p>
          </table:table-cell>
          <table:table-cell table:style-name="ce3" office:value-type="string">
            <text:p>Originária da Ásia, a Linhaça é muito utilizada atualmente na culinária por seus inúmeros benefícios para o corpo humano. </text:p>
            <text:p/>
            <text:p>A semente de linhaça é fonte de ácidos graxos ômega 3 e ômega 6, minerais, vitaminas e fibras, além de um composto chamado lignana.</text:p>
            <text:p/>
            <text:p>É considerada uma preciosidade alimentar pois, além de suas propriedades nutricionais básicas, tem propriedades preventivas graças aos seus compostos <text:s/>antioxidantes e anticancerígenos.</text:p>
            <text:p/>
            <text:p>Poderosa aliada para quem busca saúde e bem-estar através da alimentação, a Linhaça Granfino é o primeiro produto a integrar a nova Linha Leve que a Granfino lança a partir de 2010, com uma série de alimentos naturais e funcionais.</text:p>
          </table:table-cell>
          <table:table-cell table:number-columns-repeated="5"/>
          <table:table-cell table:style-name="ce3" office:value-type="string">
            <text:p>&lt;tr&gt;&lt;td nowrap&gt;Valor Energético &lt;/td&gt;&lt;td nowrap&gt;42kcal=176KJ&lt;/td&gt;&lt;td nowrap&gt;2&lt;/td&gt;&lt;/tr&gt;&lt;tr bgcolor='white' &gt;&lt;td bgcolor='white' <text:s/>nowrap&gt;Carboidratos &lt;/td&gt;&lt;td bgcolor='white' <text:s/>nowrap&gt;1g&lt;/td&gt;&lt;td bgcolor='white' <text:s/>nowrap&gt;0&lt;/td&gt;&lt;/tr&gt;&lt;tr&gt;&lt;td nowrap&gt;Proteínas&lt;/td&gt;&lt;td nowrap&gt;2g&lt;/td&gt;&lt;td nowrap&gt;3&lt;/td&gt;&lt;/tr&gt;&lt;tr bgcolor='white' &gt;&lt;td bgcolor='white' <text:s/>nowrap&gt;Gorduras totais&lt;/td&gt;&lt;td bgcolor='white' <text:s/>nowrap&gt;3,3g das quais&lt;/td&gt;&lt;td bgcolor='white' <text:s/>nowrap&gt;6&lt;/td&gt;&lt;/tr&gt;&lt;tr&gt;&lt;td nowrap&gt; <text:s text:c="2"/>Gorduras saturadas&lt;/td&gt;&lt;td nowrap&gt;0,3g&lt;/td&gt;&lt;td nowrap&gt;1&lt;/td&gt;&lt;/tr&gt;&lt;tr bgcolor='white' &gt;&lt;td bgcolor='white' <text:s/>nowrap&gt; <text:s text:c="2"/>Gorduras Monoinsat. &lt;/td&gt;&lt;td bgcolor='white' <text:s/>nowrap&gt;0,5g&lt;/td&gt;&lt;td bgcolor='white' <text:s/>nowrap&gt;**&lt;/td&gt;&lt;/tr&gt;&lt;tr&gt;&lt;td nowrap&gt; <text:s text:c="2"/>Gorduras poliinsat.&lt;/td&gt;&lt;td nowrap&gt;2,5g&lt;/td&gt;&lt;td nowrap&gt;**&lt;/td&gt;&lt;/tr&gt;&lt;tr bgcolor='white' &gt;&lt;td bgcolor='white' <text:s/>nowrap&gt;Ômega 3&lt;/td&gt;&lt;td bgcolor='white' <text:s/>nowrap&gt;2,0g&lt;/td&gt;&lt;td bgcolor='white' <text:s/>nowrap&gt;**&lt;/td&gt;&lt;/tr&gt;&lt;tr&gt;&lt;td nowrap&gt;Ômega 6&lt;/td&gt;&lt;td nowrap&gt;0,5g&lt;/td&gt;&lt;td nowrap&gt;**&lt;/td&gt;&lt;/tr&gt;&lt;tr bgcolor='white' &gt;&lt;td bgcolor='white' <text:s/>nowrap&gt; <text:s text:c="2"/>Gorduras Trans&lt;/td&gt;&lt;td bgcolor='white' <text:s/>nowrap&gt;Não contém&lt;/td&gt;&lt;td bgcolor='white' <text:s/>nowrap&gt;**&lt;/td&gt;&lt;/tr&gt;&lt;tr&gt;&lt;td nowrap&gt;Fibra Alimentar&lt;/td&gt;&lt;td nowrap&gt;3,3g&lt;/td&gt;&lt;td nowrap&gt;13&lt;/td&gt;&lt;/tr&gt;&lt;tr bgcolor='white' &gt;&lt;td bgcolor='white' <text:s/>nowrap&gt;Sódio&lt;/td&gt;&lt;td bgcolor='white' <text:s/>nowrap&gt;Não contém&lt;/td&gt;&lt;td bgcolor='white' <text:s/>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* % Valores Diários de referência com base em uma dieta de 2.000kcal ou 8.400kJ. Seus valores diários podem ser maiores ou menores dependendo de suas necessidades energéticas. **VD não estabelecido 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ubá de Milho Degerminado</text:p>
          </table:table-cell>
          <table:table-cell table:style-name="ce3" office:value-type="string">
            <text:p>Obtido a partir de refinado processo de moagem e peneiração de grãos de milho degerminados e sadios, o Fubá de Milho Degerminado Granfino é 100% natural e por isso tornou-se o preferido.</text:p>
            <text:p/>
            <text:p>Essencial para uma cozinha completa, é ideal no preparo de pratos doces e salgados, como a tradicional polenta.</text:p>
          </table:table-cell>
          <table:table-cell table:number-columns-repeated="5"/>
          <table:table-cell table:style-name="ce3" office:value-type="string">
            <text:p>&lt;tr&gt;&lt;td nowrap&gt;Valor Energético&lt;/td&gt;&lt;td nowrap&gt;200kcal = 840 kJ&lt;/td&gt;&lt;td nowrap&gt;10&lt;/td&gt;&lt;/tr&gt;&lt;tr bgcolor='white' &gt;&lt;td bgcolor='white' <text:s/>nowrap&gt;Carboidratos&lt;/td&gt;&lt;td bgcolor='white' <text:s/>nowrap&gt;36g&lt;/td&gt;&lt;td bgcolor='white' <text:s/>nowrap&gt;12&lt;/td&gt;&lt;/tr&gt;&lt;tr&gt;&lt;td nowrap&gt;Proteínas&lt;/td&gt;&lt;td nowrap&gt;12g&lt;/td&gt;&lt;td nowrap&gt;1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0,7g&lt;/td&gt;&lt;td bgcolor='white' <text:s/>nowrap&gt;3&lt;/td&gt;&lt;/tr&gt;&lt;tr&gt;&lt;td nowrap&gt;Cálcio&lt;/td&gt;&lt;td nowrap&gt;8,0mg&lt;/td&gt;&lt;td nowrap&gt;1&lt;/td&gt;&lt;/tr&gt;&lt;tr bgcolor='white' &gt;&lt;td bgcolor='white' <text:s/>nowrap&gt;Ferro&lt;/td&gt;&lt;td bgcolor='white' <text:s/>nowrap&gt;2,1mg&lt;/td&gt;&lt;td bgcolor='white' <text:s/>nowrap&gt;15&lt;/td&gt;&lt;/tr&gt;&lt;tr&gt;&lt;td nowrap&gt;Sódio&lt;/td&gt;&lt;td nowrap&gt;Não contém&lt;/td&gt;&lt;td nowrap&gt;0&lt;/td&gt;&lt;/tr&gt;&lt;tr bgcolor='white' &gt;&lt;td bgcolor='white' <text:s/>nowrap&gt;Ácido Fólico (Vitamina B9)&lt;/td&gt;&lt;td bgcolor='white' <text:s/>nowrap&gt;75mcg&lt;/td&gt;&lt;td bgcolor='white' <text:s/>nowrap&gt;19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ubá de Milho Mais Granulado</text:p>
          </table:table-cell>
          <table:table-cell table:style-name="ce3" office:value-type="string">
            <text:p>Com granulatura um pouco maior do que o fubá tradicional, o Fubá de Milho Mais Granulado Granfino é ideal para quem busca mais consistência em suas receitas, sem abrir mão do sabor e da qualidade características dos fubás Granfino.</text:p>
          </table:table-cell>
          <table:table-cell table:number-columns-repeated="5"/>
          <table:table-cell table:style-name="ce3" office:value-type="string">
            <text:p>&lt;tr&gt;&lt;td nowrap&gt;Valor Energético&lt;/td&gt;&lt;td nowrap&gt;180kcal = 756 kJ&lt;/td&gt;&lt;td nowrap&gt;9&lt;/td&gt;&lt;/tr&gt;&lt;tr bgcolor='white' &gt;&lt;td bgcolor='white' <text:s/>nowrap&gt;Carboidratos&lt;/td&gt;&lt;td bgcolor='white' <text:s/>nowrap&gt;37g&lt;/td&gt;&lt;td bgcolor='white' <text:s/>nowrap&gt;12&lt;/td&gt;&lt;/tr&gt;&lt;tr&gt;&lt;td nowrap&gt;Proteínas&lt;/td&gt;&lt;td nowrap&gt;5,0g&lt;/td&gt;&lt;td nowrap&gt;1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0,7g&lt;/td&gt;&lt;td bgcolor='white' <text:s/>nowrap&gt;3&lt;/td&gt;&lt;/tr&gt;&lt;tr&gt;&lt;td nowrap&gt;Cálcio&lt;/td&gt;&lt;td nowrap&gt;8,0mg&lt;/td&gt;&lt;td nowrap&gt;1&lt;/td&gt;&lt;/tr&gt;&lt;tr bgcolor='white' &gt;&lt;td bgcolor='white' <text:s/>nowrap&gt;Ferro&lt;/td&gt;&lt;td bgcolor='white' <text:s/>nowrap&gt;2,1mg&lt;/td&gt;&lt;td bgcolor='white' <text:s/>nowrap&gt;15&lt;/td&gt;&lt;/tr&gt;&lt;tr&gt;&lt;td nowrap&gt;Ácido fólico&lt;/td&gt;&lt;td nowrap&gt;75 mcg&lt;/td&gt;&lt;td nowrap&gt;19&lt;/td&gt;&lt;/tr&gt;&lt;tr bgcolor='white' &gt;&lt;td bgcolor='white' <text:s/>nowrap&gt;Sódio&lt;/td&gt;&lt;td bgcolor='white' <text:s/>nowrap&gt;Não contém&lt;/td&gt;&lt;td bgcolor='white' <text:s/>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.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ubá de Milho Branco</text:p>
          </table:table-cell>
          <table:table-cell table:style-name="ce3" office:value-type="string">
            <text:p>Produzido a partir de uma qualidade especial de milho branco, o Fubá de Milho Branco Granfino é mais uma opção saborosa e diferente para a confecção de pratos deliciosos à base desta iguaria de milho.</text:p>
          </table:table-cell>
          <table:table-cell table:number-columns-repeated="5"/>
          <table:table-cell table:style-name="ce3" office:value-type="string">
            <text:p>&lt;tr&gt;&lt;td nowrap&gt;Valor Energético&lt;/td&gt;&lt;td nowrap&gt;180kcal = 756 kJ&lt;/td&gt;&lt;td nowrap&gt;9&lt;/td&gt;&lt;/tr&gt;&lt;tr bgcolor='white' &gt;&lt;td bgcolor='white' <text:s/>nowrap&gt;Carboidratos&lt;/td&gt;&lt;td bgcolor='white' <text:s/>nowrap&gt;39g&lt;/td&gt;&lt;td bgcolor='white' <text:s/>nowrap&gt;13&lt;/td&gt;&lt;/tr&gt;&lt;tr&gt;&lt;td nowrap&gt;Proteínas&lt;/td&gt;&lt;td nowrap&gt;4,0g&lt;/td&gt;&lt;td nowrap&gt;8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0,7g&lt;/td&gt;&lt;td bgcolor='white' <text:s/>nowrap&gt;3&lt;/td&gt;&lt;/tr&gt;&lt;tr&gt;&lt;td nowrap&gt;Cálcio&lt;/td&gt;&lt;td nowrap&gt;Não contém&lt;/td&gt;&lt;td nowrap&gt;0&lt;/td&gt;&lt;/tr&gt;&lt;tr bgcolor='white' &gt;&lt;td bgcolor='white' <text:s/>nowrap&gt;Ferro&lt;/td&gt;&lt;td bgcolor='white' <text:s/>nowrap&gt;2,1mg&lt;/td&gt;&lt;td bgcolor='white' <text:s/>nowrap&gt;15&lt;/td&gt;&lt;/tr&gt;&lt;tr&gt;&lt;td nowrap&gt;Sódio&lt;/td&gt;&lt;td nowrap&gt;Não contém&lt;/td&gt;&lt;td nowrap&gt;0&lt;/td&gt;&lt;/tr&gt;&lt;tr bgcolor='white' &gt;&lt;td bgcolor='white' <text:s/>nowrap&gt;Ácido Fólico (Vitamina B9)&lt;/td&gt;&lt;td bgcolor='white' <text:s/>nowrap&gt;75mcg&lt;/td&gt;&lt;td bgcolor='white' <text:s/>nowrap&gt;19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ubá de Milho Instantâneo</text:p>
          </table:table-cell>
          <table:table-cell table:style-name="ce3" office:value-type="string">
            <text:p>Fácil de fazer, delicioso para comer.</text:p>
            <text:p/>
            <text:p>Produzido a partir de milhos selecionados e manufaturados, o Fubá de Milho Instantâneo Granfino é o produto adequado para deixar sua vida mais prática.</text:p>
          </table:table-cell>
          <table:table-cell table:number-columns-repeated="5"/>
          <table:table-cell table:style-name="ce3" office:value-type="string">
            <text:p>&lt;tr&gt;&lt;td nowrap&gt;Valor Energético&lt;/td&gt;&lt;td nowrap&gt; <text:tab/>180kcal = 756 kJ&lt;/td&gt;&lt;td nowrap&gt;9&lt;/td&gt;&lt;/tr&gt;&lt;tr bgcolor='white' &gt;&lt;td bgcolor='white' <text:s/>nowrap&gt;Carboidratos&lt;/td&gt;&lt;td bgcolor='white' <text:s/>nowrap&gt;37g&lt;/td&gt;&lt;td bgcolor='white' <text:s/>nowrap&gt;12&lt;/td&gt;&lt;/tr&gt;&lt;tr&gt;&lt;td nowrap&gt;Proteínas&lt;/td&gt;&lt;td nowrap&gt; 5,0g&lt;/td&gt;&lt;td nowrap&gt;1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**&lt;/td&gt;&lt;/tr&gt;&lt;tr bgcolor='white' &gt;&lt;td bgcolor='white' <text:s/>nowrap&gt;Fibra Alimentar&lt;/td&gt;&lt;td bgcolor='white' <text:s/>nowrap&gt;0,7g&lt;/td&gt;&lt;td bgcolor='white' <text:s/>nowrap&gt;3&lt;/td&gt;&lt;/tr&gt;&lt;tr&gt;&lt;td nowrap&gt;Cálcio&lt;/td&gt;&lt;td nowrap&gt;8,0mg&lt;/td&gt;&lt;td nowrap&gt;1&lt;/td&gt;&lt;/tr&gt;&lt;tr bgcolor='white' &gt;&lt;td bgcolor='white' <text:s/>nowrap&gt;Ferro&lt;/td&gt;&lt;td bgcolor='white' <text:s/>nowrap&gt;2,1mg&lt;/td&gt;&lt;td bgcolor='white' <text:s/>nowrap&gt;15&lt;/td&gt;&lt;/tr&gt;&lt;tr&gt;&lt;td nowrap&gt;Sódio&lt;/td&gt;&lt;td nowrap&gt;Não contém&lt;/td&gt;&lt;td nowrap&gt;0&lt;/td&gt;&lt;/tr&gt;&lt;tr bgcolor='white' &gt;&lt;td bgcolor='white' <text:s/>nowrap&gt;Ácido Fólico (Vitamina B9)&lt;/td&gt;&lt;td bgcolor='white' <text:s/>nowrap&gt;75mcg&lt;/td&gt;&lt;td bgcolor='white' <text:s/>nowrap&gt;19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ubarina</text:p>
          </table:table-cell>
          <table:table-cell table:style-name="ce3" office:value-type="string">
            <text:p>A Fubarina Granfino é produzida com 100% de milho e não contém corantes, aromatizantes ou conservantes.</text:p>
            <text:p/>
            <text:p>O processo de produção é minucioso em todas as etapas.</text:p>
            <text:p/>
            <text:p>Primeiro, os grãos de milho são degerminados.</text:p>
            <text:p/>
            <text:p>Depois, são cuidadosamente submetidos aos processos de moagem, peneiração e laminação.</text:p>
            <text:p/>
            <text:p>Resultado: a melhor Fubarina do mercado. </text:p>
          </table:table-cell>
          <table:table-cell table:number-columns-repeated="5"/>
          <table:table-cell table:style-name="ce3" office:value-type="string">
            <text:p>&lt;tr&gt;&lt;td nowrap&gt;Valor Energético&lt;/td&gt;&lt;td nowrap&gt;180kcal = 756 kJ&lt;/td&gt;&lt;td nowrap&gt;9&lt;/td&gt;&lt;/tr&gt;&lt;tr bgcolor='white' &gt;&lt;td bgcolor='white' <text:s/>nowrap&gt;Carboidratos&lt;/td&gt;&lt;td bgcolor='white' <text:s/>nowrap&gt;37g&lt;/td&gt;&lt;td bgcolor='white' <text:s/>nowrap&gt;12&lt;/td&gt;&lt;/tr&gt;&lt;tr&gt;&lt;td nowrap&gt;Proteínas&lt;/td&gt;&lt;td nowrap&gt;5,0g&lt;/td&gt;&lt;td nowrap&gt;1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0,7g&lt;/td&gt;&lt;td bgcolor='white' <text:s/>nowrap&gt;3&lt;/td&gt;&lt;/tr&gt;&lt;tr&gt;&lt;td nowrap&gt;Cálcio&lt;/td&gt;&lt;td nowrap&gt;8,0g&lt;/td&gt;&lt;td nowrap&gt;1&lt;/td&gt;&lt;/tr&gt;&lt;tr bgcolor='white' &gt;&lt;td bgcolor='white' <text:s/>nowrap&gt;Ferro&lt;/td&gt;&lt;td bgcolor='white' <text:s/>nowrap&gt;2,1mg&lt;/td&gt;&lt;td bgcolor='white' <text:s/>nowrap&gt;15&lt;/td&gt;&lt;/tr&gt;&lt;tr&gt;&lt;td nowrap&gt;Sódio&lt;/td&gt;&lt;td nowrap&gt;Não contém&lt;/td&gt;&lt;td nowrap&gt;0&lt;/td&gt;&lt;/tr&gt;&lt;tr bgcolor='white' &gt;&lt;td bgcolor='white' <text:s/>nowrap&gt;Ácido Fólico (Vitamina B9)&lt;/td&gt;&lt;td bgcolor='white' <text:s/>nowrap&gt;75mcg&lt;/td&gt;&lt;td bgcolor='white' <text:s/>nowrap&gt;19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Canjiquinha Vermelha</text:p>
          </table:table-cell>
          <table:table-cell table:style-name="ce3" office:value-type="string">
            <text:p>Agora você não precisa mais sair de cidade para sentir o verdadeiro sabor do campo.</text:p>
            <text:p/>
            <text:p>Na Canjiquinha Vermelha Granfino tudo é natural.</text:p>
            <text:p/>
            <text:p>Os grãos de milho são degerminados, moídos e preparados em telas especiais que garantem um produto de reconhecida qualidade.</text:p>
            <text:p/>
            <text:p>Traga um pedacinho da natureza para a sua casa.</text:p>
          </table:table-cell>
          <table:table-cell table:number-columns-repeated="5"/>
          <table:table-cell table:style-name="ce3" office:value-type="string">
            <text:p>&lt;tr&gt;&lt;td nowrap&gt;Valor Energético&lt;/td&gt;&lt;td nowrap&gt;178 kcal = 748 kJ&lt;/td&gt;&lt;td nowrap&gt;9&lt;/td&gt;&lt;/tr&gt;&lt;tr bgcolor='white' &gt;&lt;td bgcolor='white' <text:s/>nowrap&gt;Carboidratos&lt;/td&gt;&lt;td bgcolor='white' <text:s/>nowrap&gt;37g&lt;/td&gt;&lt;td bgcolor='white' <text:s/>nowrap&gt;12&lt;/td&gt;&lt;/tr&gt;&lt;tr&gt;&lt;td nowrap&gt;Proteínas&lt;/td&gt;&lt;td nowrap&gt;4,4g&lt;/td&gt;&lt;td nowrap&gt;9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0,7g&lt;/td&gt;&lt;td bgcolor='white' <text:s/>nowrap&gt;3&lt;/td&gt;&lt;/tr&gt;&lt;tr&gt;&lt;td nowrap&gt;Cálcio&lt;/td&gt;&lt;td nowrap&gt;8,0mg&lt;/td&gt;&lt;td nowrap&gt;1&lt;/td&gt;&lt;/tr&gt;&lt;tr bgcolor='white' &gt;&lt;td bgcolor='white' <text:s/>nowrap&gt;Ferro&lt;/td&gt;&lt;td bgcolor='white' <text:s/>nowrap&gt;0,44mg&lt;/td&gt;&lt;td bgcolor='white' <text:s/>nowrap&gt;3&lt;/td&gt;&lt;/tr&gt;&lt;tr&gt;&lt;td nowrap&gt;Sódio&lt;/td&gt;&lt;td nowrap&gt;Não contém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arinha de Mandioca Extra</text:p>
          </table:table-cell>
          <table:table-cell table:style-name="ce3" office:value-type="string">
            <text:p>Produzidas a partir de raízes de mandioca desidratadas e moídas através dos mais modernos processos tecnológicos, a Farinha de Mandioca Extra Granfino é o ingrediente especial para seus empanados, bolos, croquetes, farofas e cuscuz.</text:p>
          </table:table-cell>
          <table:table-cell table:number-columns-repeated="5"/>
          <table:table-cell table:style-name="ce3" office:value-type="string">
            <text:p>&lt;tr&gt;&lt;td nowrap&gt;Valor Energético&lt;/td&gt;&lt;td nowrap&gt;160 kcal=672 kJ&lt;/td&gt;&lt;td nowrap&gt;8&lt;/td&gt;&lt;/tr&gt;&lt;tr bgcolor='white' &gt;&lt;td bgcolor='white' <text:s/>nowrap&gt;Carboidratos&lt;/td&gt;&lt;td bgcolor='white' <text:s/>nowrap&gt;39g&lt;/td&gt;&lt;td bgcolor='white' <text:s/>nowrap&gt;13&lt;/td&gt;&lt;/tr&gt;&lt;tr&gt;&lt;td nowrap&gt;Proteínas&lt;/td&gt;&lt;td nowrap&gt;0,9g&lt;/td&gt;&lt;td nowrap&gt;2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5,0g&lt;/td&gt;&lt;td bgcolor='white' <text:s/>nowrap&gt;20&lt;/td&gt;&lt;/tr&gt;&lt;tr&gt;&lt;td nowrap&gt;Cálcio&lt;/td&gt;&lt;td nowrap&gt;23mg&lt;/td&gt;&lt;td nowrap&gt;2&lt;/td&gt;&lt;/tr&gt;&lt;tr bgcolor='white' &gt;&lt;td bgcolor='white' <text:s/>nowrap&gt;Ferro&lt;/td&gt;&lt;td bgcolor='white' <text:s/>nowrap&gt;0,50mg&lt;/td&gt;&lt;td bgcolor='white' <text:s/>nowrap&gt;3&lt;/td&gt;&lt;/tr&gt;&lt;tr&gt;&lt;td nowrap&gt;Sódio&lt;/td&gt;&lt;td nowrap&gt;15mg&lt;/td&gt;&lt;td nowrap&gt;0&lt;/td&gt;&lt;/tr&gt;<text:tab/><text:tab/><text:tab/>&lt;tfooter&gt; </text:p>
            <text:p><text:tab/><text:tab/><text:tab/><text:tab/>&lt;tr&gt; </text:p>
            <text:p><text:tab/><text:tab/><text:tab/><text:tab/><text:tab/>&lt;td colspan=3&gt; </text:p>
            <text:p><text:tab/><text:tab/><text:tab/><text:tab/><text:tab/><text:tab/>&lt;p align=justify&gt; </text:p>
            <text:p><text:tab/><text:tab/><text:tab/><text:tab/><text:tab/><text:tab/><text:tab/>(*) % de Valores Diários de referência com base em uma dieta de 2000 Kcal ou 8400 Kj. Seus valores diários podem ser maiores ou menores dependendo de suas necessidades energéticas. (**) VD não estabelecido (***) Refere-se ao produto cru.<text:tab/><text:tab/><text:tab/><text:tab/><text:tab/><text:tab/>&lt;/p&gt; </text:p>
            <text:p><text:tab/><text:tab/><text:tab/><text:tab/><text:tab/>&lt;/td&gt; </text:p>
            <text:p><text:tab/><text:tab/><text:tab/><text:tab/>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arinha de Mandioca Grossa</text:p>
          </table:table-cell>
          <table:table-cell table:style-name="ce3" office:value-type="string">
            <text:p>Produzida com o mesmo carinho que a farinha de mandioca extra, a Farinha de Mandioca Grossa Granfino se difere apenas por sua granulatura mais espessa, que garante aos seus pratos muito mais consistência.</text:p>
          </table:table-cell>
          <table:table-cell table:number-columns-repeated="5"/>
          <table:table-cell table:style-name="ce3" office:value-type="string">
            <text:p>&lt;tr&gt;&lt;td nowrap&gt;Valor Energético&lt;/td&gt;&lt;td nowrap&gt;160 kcal = 672 kJ&lt;/td&gt;&lt;td nowrap&gt;8&lt;/td&gt;&lt;/tr&gt;&lt;tr bgcolor='white' &gt;&lt;td bgcolor='white' <text:s/>nowrap&gt;Carboidratos&lt;/td&gt;&lt;td bgcolor='white' <text:s/>nowrap&gt;39g&lt;/td&gt;&lt;td bgcolor='white' <text:s/>nowrap&gt;13&lt;/td&gt;&lt;/tr&gt;&lt;tr&gt;&lt;td nowrap&gt;Proteínas&lt;/td&gt;&lt;td nowrap&gt;0,9g&lt;/td&gt;&lt;td nowrap&gt;2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5,0g&lt;/td&gt;&lt;td bgcolor='white' <text:s/>nowrap&gt;20&lt;/td&gt;&lt;/tr&gt;&lt;tr&gt;&lt;td nowrap&gt;Cálcio&lt;/td&gt;&lt;td nowrap&gt;23mg&lt;/td&gt;&lt;td nowrap&gt;2&lt;/td&gt;&lt;/tr&gt;&lt;tr bgcolor='white' &gt;&lt;td bgcolor='white' <text:s/>nowrap&gt;Ferro&lt;/td&gt;&lt;td bgcolor='white' <text:s/>nowrap&gt;0,50mg&lt;/td&gt;&lt;td bgcolor='white' <text:s/>nowrap&gt;3&lt;/td&gt;&lt;/tr&gt;&lt;tr&gt;&lt;td nowrap&gt;Sódio&lt;/td&gt;&lt;td nowrap&gt;15mg&lt;/td&gt;&lt;td nowrap&gt;1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arinha de Mandioca Torrada</text:p>
          </table:table-cell>
          <table:table-cell table:style-name="ce3" office:value-type="string">
            <text:p>Produto da torrefação das raízes de mandioca desidratadas, a Farinha de Mandioca Torrada Granfino é o ingrediente que faltava para deixar aquela farofa de domingo ainda mais saborosa.</text:p>
          </table:table-cell>
          <table:table-cell table:number-columns-repeated="5"/>
          <table:table-cell table:style-name="ce3" office:value-type="string">
            <text:p>&lt;tr&gt;&lt;td nowrap&gt;Valor Energético&lt;/td&gt;&lt;td nowrap&gt;170 kcal = 714 kJ&lt;/td&gt;&lt;td nowrap&gt;8&lt;/td&gt;&lt;/tr&gt;&lt;tr bgcolor='white' &gt;&lt;td bgcolor='white' <text:s/>nowrap&gt;Carboidratos&lt;/td&gt;&lt;td bgcolor='white' <text:s/>nowrap&gt;41g&lt;/td&gt;&lt;td bgcolor='white' <text:s/>nowrap&gt;14&lt;/td&gt;&lt;/tr&gt;&lt;tr&gt;&lt;td nowrap&gt;Proteínas&lt;/td&gt;&lt;td nowrap&gt;1,0g&lt;/td&gt;&lt;td nowrap&gt;2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5,0g&lt;/td&gt;&lt;td bgcolor='white' <text:s/>nowrap&gt;20&lt;/td&gt;&lt;/tr&gt;&lt;tr&gt;&lt;td nowrap&gt;Cálcio&lt;/td&gt;&lt;td nowrap&gt;23mg&lt;/td&gt;&lt;td nowrap&gt;2&lt;/td&gt;&lt;/tr&gt;&lt;tr bgcolor='white' &gt;&lt;td bgcolor='white' <text:s/>nowrap&gt;Ferro&lt;/td&gt;&lt;td bgcolor='white' <text:s/>nowrap&gt;0,40mg&lt;/td&gt;&lt;td bgcolor='white' <text:s/>nowrap&gt;3&lt;/td&gt;&lt;/tr&gt;&lt;tr&gt;&lt;td nowrap&gt;Sódio&lt;/td&gt;&lt;td nowrap&gt;Não contém&lt;/td&gt;&lt;td nowrap&gt;0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arofina</text:p>
          </table:table-cell>
          <table:table-cell table:style-name="ce3" office:value-type="string">
            <text:p>A Farofina Granfino é uma farofa de mandioca pronta temperada, produzida a partir de ingredientes selecionados e de alta qualidade.</text:p>
            <text:p/>
            <text:p>Além de saborosa é extremamente prática no dia-a-dia agitado das donas de casa.</text:p>
            <text:p/>
            <text:p>É o acompanhamento perfeito para a tradicional feijoada ou o churrasco em família.</text:p>
          </table:table-cell>
          <table:table-cell table:number-columns-repeated="5"/>
          <table:table-cell table:style-name="ce3" office:value-type="string">
            <text:p>&lt;tr&gt;&lt;td nowrap&gt;Valor Energético&lt;/td&gt;&lt;td nowrap&gt;136 kcal = 571 kJ&lt;/td&gt;&lt;td nowrap&gt;7&lt;/td&gt;&lt;/tr&gt;&lt;tr bgcolor='white' &gt;&lt;td bgcolor='white' <text:s/>nowrap&gt;Carboidratos&lt;/td&gt;&lt;td bgcolor='white' <text:s/>nowrap&gt;26g&lt;/td&gt;&lt;td bgcolor='white' <text:s/>nowrap&gt;9&lt;/td&gt;&lt;/tr&gt;&lt;tr&gt;&lt;td nowrap&gt;Proteínas&lt;/td&gt;&lt;td nowrap&gt;2,2g&lt;/td&gt;&lt;td nowrap&gt;4&lt;/td&gt;&lt;/tr&gt;&lt;tr bgcolor='white' &gt;&lt;td bgcolor='white' <text:s/>nowrap&gt;Gorduras totais&lt;/td&gt;&lt;td bgcolor='white' <text:s/>nowrap&gt;1,6g&lt;/td&gt;&lt;td bgcolor='white' <text:s/>nowrap&gt;3&lt;/td&gt;&lt;/tr&gt;&lt;tr&gt;&lt;td nowrap&gt;Gorduras saturadas&lt;/td&gt;&lt;td nowrap&gt;0,3g&lt;/td&gt;&lt;td nowrap&gt;1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1,0g&lt;/td&gt;&lt;td nowrap&gt;4&lt;/td&gt;&lt;/tr&gt;&lt;tr bgcolor='white' &gt;&lt;td bgcolor='white' <text:s/>nowrap&gt;Sódio&lt;/td&gt;&lt;td bgcolor='white' <text:s/>nowrap&gt;291mg&lt;/td&gt;&lt;td bgcolor='white' <text:s/>nowrap&gt;12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Polvilho Azedo</text:p>
          </table:table-cell>
          <table:table-cell table:style-name="ce3" office:value-type="string">
            <text:p>De acidez mais elevada, o Polvilho Azedo Granfino, também extraído da mandioca, é caracterizado por seu leve sabor.</text:p>
            <text:p/>
            <text:p>Garante ao seu prato o que faltava para torná-lo delicioso.</text:p>
          </table:table-cell>
          <table:table-cell table:number-columns-repeated="5"/>
          <table:table-cell table:style-name="ce3" office:value-type="string">
            <text:p>&lt;tr&gt;&lt;td nowrap&gt;Valor Energético&lt;/td&gt;&lt;td nowrap&gt;70 kcal = 294 kJ&lt;/td&gt;&lt;td nowrap&gt;3&lt;/td&gt;&lt;/tr&gt;&lt;tr bgcolor='white' &gt;&lt;td bgcolor='white' <text:s/>nowrap&gt;Carboidratos&lt;/td&gt;&lt;td bgcolor='white' <text:s/>nowrap&gt;17g&lt;/td&gt;&lt;td bgcolor='white' <text:s/>nowrap&gt;6&lt;/td&gt;&lt;/tr&gt;&lt;tr&gt;&lt;td nowrap&gt;Proteínas&lt;/td&gt;&lt;td nowrap&gt;Não contém&lt;/td&gt;&lt;td nowrap&gt;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Não contém&lt;/td&gt;&lt;td nowrap&gt;0&lt;/td&gt;&lt;/tr&gt;&lt;tr bgcolor='white' &gt;&lt;td bgcolor='white' <text:s/>nowrap&gt;Sódio&lt;/td&gt;&lt;td bgcolor='white' <text:s/>nowrap&gt;Não contém&lt;/td&gt;&lt;td bgcolor='white' <text:s/>nowrap&gt;0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Polvilho Doce</text:p>
          </table:table-cell>
          <table:table-cell table:style-name="ce3" office:value-type="string">
            <text:p>Produto amiáceo de baixa acidez, desenvolvido a partir da mandioca, o Polvilho Doce Granfino combina com uma grande variedade de quitutes e torna seus pratos ainda mais saborosos.</text:p>
          </table:table-cell>
          <table:table-cell table:number-columns-repeated="5"/>
          <table:table-cell table:style-name="ce3" office:value-type="string">
            <text:p>&lt;tr&gt;&lt;td nowrap&gt;Valor Energético&lt;/td&gt;&lt;td nowrap&gt;70 kcal = 294 kJ&lt;/td&gt;&lt;td nowrap&gt;3&lt;/td&gt;&lt;/tr&gt;&lt;tr bgcolor='white' &gt;&lt;td bgcolor='white' <text:s/>nowrap&gt;Carboidratos&lt;/td&gt;&lt;td bgcolor='white' <text:s/>nowrap&gt;17g&lt;/td&gt;&lt;td bgcolor='white' <text:s/>nowrap&gt;6&lt;/td&gt;&lt;/tr&gt;&lt;tr&gt;&lt;td nowrap&gt;Proteínas&lt;/td&gt;&lt;td nowrap&gt;Não contém&lt;/td&gt;&lt;td nowrap&gt;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Não contém&lt;/td&gt;&lt;td nowrap&gt;0&lt;/td&gt;&lt;/tr&gt;&lt;tr bgcolor='white' &gt;&lt;td bgcolor='white' <text:s/>nowrap&gt;Sódio&lt;/td&gt;&lt;td bgcolor='white' <text:s/>nowrap&gt;Não contém&lt;/td&gt;&lt;td bgcolor='white' <text:s/>nowrap&gt;0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apioca</text:p>
          </table:table-cell>
          <table:table-cell table:style-name="ce3" office:value-type="string">
            <text:p>Obtida pela secagem de pequenos grânulos de fécula de mandioca, a tapioca é um dos mais versáteis pratos da cozinha brasileira.</text:p>
            <text:p/>
            <text:p>Seja das mais diferentes formas, a Tapioca Granfino é sempre a mais prática e saborosa.</text:p>
          </table:table-cell>
          <table:table-cell table:number-columns-repeated="5"/>
          <table:table-cell table:style-name="ce3" office:value-type="string">
            <text:p>&lt;tr&gt;&lt;td nowrap&gt;Valor Energético&lt;/td&gt;&lt;td nowrap&gt;70 kcal = 294 kJ&lt;/td&gt;&lt;td nowrap&gt;3&lt;/td&gt;&lt;/tr&gt;&lt;tr bgcolor='white' &gt;&lt;td bgcolor='white' <text:s/>nowrap&gt;Carboidratos&lt;/td&gt;&lt;td bgcolor='white' <text:s/>nowrap&gt;17g&lt;/td&gt;&lt;td bgcolor='white' <text:s/>nowrap&gt;6&lt;/td&gt;&lt;/tr&gt;&lt;tr&gt;&lt;td nowrap&gt;Proteínas&lt;/td&gt;&lt;td nowrap&gt;Não contém&lt;/td&gt;&lt;td nowrap&gt;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Não contém&lt;/td&gt;&lt;td nowrap&gt;0&lt;/td&gt;&lt;/tr&gt;&lt;tr bgcolor='white' &gt;&lt;td bgcolor='white' <text:s/>nowrap&gt;Sódio&lt;/td&gt;&lt;td bgcolor='white' <text:s/>nowrap&gt;Não contém&lt;/td&gt;&lt;td bgcolor='white' <text:s/>nowrap&gt;0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office:value-type="string">
            <text:p>Sagu</text:p>
          </table:table-cell>
          <table:table-cell table:style-name="ce3" office:value-type="string">
            <text:p>Extraído de várias espécies de palmeiras a partir de outros amidos ou féculas, o Sagu Granfino é natural da extração até a sua panela.</text:p>
            <text:p/>
            <text:p>Seu sabor diferenciado e agradável é irresistível.</text:p>
          </table:table-cell>
          <table:table-cell table:number-columns-repeated="5"/>
          <table:table-cell table:style-name="ce3" office:value-type="string">
            <text:p>&lt;tr&gt;&lt;td nowrap&gt;Valor Energético&lt;/td&gt;&lt;td nowrap&gt;102 kcal = 428 kJ&lt;/td&gt;&lt;td nowrap&gt;5&lt;/td&gt;&lt;/tr&gt;&lt;tr bgcolor='white' &gt;&lt;td bgcolor='white' <text:s/>nowrap&gt;Carboidratos&lt;/td&gt;&lt;td bgcolor='white' <text:s/>nowrap&gt;26g&lt;/td&gt;&lt;td bgcolor='white' <text:s/>nowrap&gt;9&lt;/td&gt;&lt;/tr&gt;&lt;tr&gt;&lt;td nowrap&gt;Proteínas&lt;/td&gt;&lt;td nowrap&gt;Não contém&lt;/td&gt;&lt;td nowrap&gt;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Fibra alimentar&lt;/td&gt;&lt;td nowrap&gt;Não contém&lt;/td&gt;&lt;td nowrap&gt;0&lt;/td&gt;&lt;/tr&gt;&lt;tr bgcolor='white' &gt;&lt;td bgcolor='white' <text:s/>nowrap&gt;Sódio&lt;/td&gt;&lt;td bgcolor='white' <text:s/>nowrap&gt;Não contém&lt;/td&gt;&lt;td bgcolor='white' <text:s/>nowrap&gt;0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arinha de Trigo</text:p>
          </table:table-cell>
          <table:table-cell table:style-name="ce3" office:value-type="string">
            <text:p>Rica em carboidratos e proteínas, a farinha de trigo está presente na maior parte dos alimentos que consumimos no dia-a-dia.</text:p>
            <text:p/>
            <text:p><text:s text:c="3"/>Matéria-prima para a produção de pães, bolos, biscoitos e massas, é também muito utilizada em molhos, cremes e para empanar uma série de produtos fritos.</text:p>
            <text:p/>
            <text:p><text:s text:c="3"/>Fina, branca, macia e saborosa, a Farinha de Trigo Granfino é perfeita como ingrediente de todas estas receitas. Enriquecida com ferro e ácido fólico é indispensável em qualquer cozinha.</text:p>
          </table:table-cell>
          <table:table-cell table:number-columns-repeated="5"/>
          <table:table-cell table:style-name="ce3" office:value-type="string">
            <text:p>&lt;tr&gt;&lt;td nowrap&gt;Valor Energético&lt;/td&gt;&lt;td nowrap&gt;180kcal = 756 kJ&lt;/td&gt;&lt;td nowrap&gt;9&lt;/td&gt;&lt;/tr&gt;&lt;tr bgcolor='white' &gt;&lt;td bgcolor='white' <text:s/>nowrap&gt;Carboidratos&lt;/td&gt;&lt;td bgcolor='white' <text:s/>nowrap&gt;38g&lt;/td&gt;&lt;td bgcolor='white' <text:s/>nowrap&gt;13&lt;/td&gt;&lt;/tr&gt;&lt;tr&gt;&lt;td nowrap&gt;Proteínas&lt;/td&gt;&lt;td nowrap&gt;5,0g&lt;/td&gt;&lt;td nowrap&gt;10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1,5g&lt;/td&gt;&lt;td bgcolor='white' <text:s/>nowrap&gt;6&lt;/td&gt;&lt;/tr&gt;&lt;tr&gt;&lt;td nowrap&gt;Ferro&lt;/td&gt;&lt;td nowrap&gt;2,1mg&lt;/td&gt;&lt;td nowrap&gt;15&lt;/td&gt;&lt;/tr&gt;&lt;tr bgcolor='white' &gt;&lt;td bgcolor='white' <text:s/>nowrap&gt;Cálcio&lt;/td&gt;&lt;td bgcolor='white' <text:s/>nowrap&gt;9,0mg&lt;/td&gt;&lt;td bgcolor='white' <text:s/>nowrap&gt;1&lt;/td&gt;&lt;/tr&gt;&lt;tr&gt;&lt;td nowrap&gt;Sódio&lt;/td&gt;&lt;td nowrap&gt;não contém &lt;/td&gt;&lt;td nowrap&gt;0&lt;/td&gt;&lt;/tr&gt;&lt;tr bgcolor='white' &gt;&lt;td bgcolor='white' <text:s/>nowrap&gt;Ácido Fólico&lt;/td&gt;&lt;td bgcolor='white' <text:s/>nowrap&gt;75mcg&lt;/td&gt;&lt;td bgcolor='white' <text:s/>nowrap&gt;19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arinha de Rosca</text:p>
          </table:table-cell>
          <table:table-cell table:style-name="ce3" office:value-type="string">
            <text:p>Obtida a partir do processamento de pães torrados a Farinha de Rosca Granfino é rica em carboidrato, que é a base de uma boa alimentação.</text:p>
            <text:p/>
            <text:p>De coloração clara e sabor irresistível, pode ser usada no preparo de pães e bolos e para recobrir carnes durante o processo de fritura.</text:p>
          </table:table-cell>
          <table:table-cell table:number-columns-repeated="5"/>
          <table:table-cell table:style-name="ce3" office:value-type="string">
            <text:p>&lt;tr&gt;&lt;td nowrap&gt;Valor Energético&lt;/td&gt;&lt;td nowrap&gt;114 kcal = 479 kJ&lt;/td&gt;&lt;td nowrap&gt;6&lt;/td&gt;&lt;/tr&gt;&lt;tr bgcolor='white' &gt;&lt;td bgcolor='white' <text:s/>nowrap&gt;Carboidratos&lt;/td&gt;&lt;td bgcolor='white' <text:s/>nowrap&gt;22g&lt;/td&gt;&lt;td bgcolor='white' <text:s/>nowrap&gt;7&lt;/td&gt;&lt;/tr&gt;&lt;tr&gt;&lt;td nowrap&gt;Proteínas&lt;/td&gt;&lt;td nowrap&gt;3,6g&lt;/td&gt;&lt;td nowrap&gt;7&lt;/td&gt;&lt;/tr&gt;&lt;tr bgcolor='white' &gt;&lt;td bgcolor='white' <text:s/>nowrap&gt;Gorduras totais&lt;/td&gt;&lt;td bgcolor='white' <text:s/>nowrap&gt;0,8g&lt;/td&gt;&lt;td bgcolor='white' <text:s/>nowrap&gt;1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Não contém&lt;/td&gt;&lt;td bgcolor='white' <text:s/>nowrap&gt;0&lt;/td&gt;&lt;/tr&gt;&lt;tr&gt;&lt;td nowrap&gt;Cálcio&lt;/td&gt;&lt;td nowrap&gt;Não contém&lt;/td&gt;&lt;td nowrap&gt;0&lt;/td&gt;&lt;/tr&gt;&lt;tr bgcolor='white' &gt;&lt;td bgcolor='white' <text:s/>nowrap&gt;Ferro&lt;/td&gt;&lt;td bgcolor='white' <text:s/>nowrap&gt;7,8mg&lt;/td&gt;&lt;td bgcolor='white' <text:s/>nowrap&gt;56&lt;/td&gt;&lt;/tr&gt;&lt;tr&gt;&lt;td nowrap&gt;Sódio&lt;/td&gt;&lt;td nowrap&gt;Não contém&lt;/td&gt;&lt;td nowrap&gt;0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Farinha de Acarajé</text:p>
          </table:table-cell>
          <table:table-cell table:style-name="ce3" office:value-type="string">
            <text:p>A Farinha de Acarajé Granfino é o ingrediente essencial para um delicioso acarajé.</text:p>
            <text:p/>
            <text:p>Feita à base de feijão fradinho triturado e processado, é a escolha ideal para quem busca praticidade aliada a um sabor incomparável.</text:p>
            <text:p/>
            <text:p>Com a Farinha de Acarajé Granfino qualquer dona de casa pode se tornar uma baiana de primeira!</text:p>
          </table:table-cell>
          <table:table-cell table:number-columns-repeated="5"/>
          <table:table-cell table:style-name="ce3" office:value-type="string">
            <text:p>&lt;tr&gt;&lt;td nowrap&gt;Valor Energético&lt;/td&gt;&lt;td nowrap&gt;180kcal = 756 kJ&lt;/td&gt;&lt;td nowrap&gt;9&lt;/td&gt;&lt;/tr&gt;&lt;tr bgcolor='white' &gt;&lt;td bgcolor='white' <text:s/>nowrap&gt;Carboidratos&lt;/td&gt;&lt;td bgcolor='white' <text:s/>nowrap&gt;30g&lt;/td&gt;&lt;td bgcolor='white' <text:s/>nowrap&gt;10&lt;/td&gt;&lt;/tr&gt;&lt;tr&gt;&lt;td nowrap&gt;Proteínas&lt;/td&gt;&lt;td nowrap&gt;12g&lt;/td&gt;&lt;td nowrap&gt;24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6,0g&lt;/td&gt;&lt;td bgcolor='white' <text:s/>nowrap&gt;24&lt;/td&gt;&lt;/tr&gt;&lt;tr&gt;&lt;td nowrap&gt;Sódio&lt;/td&gt;&lt;td nowrap&gt;90mg&lt;/td&gt;&lt;td nowrap&gt;4&lt;/td&gt;&lt;/tr&gt;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Trigo para Kibe</text:p>
          </table:table-cell>
          <table:table-cell table:style-name="ce3" office:value-type="string">
            <text:p>O Trigo para Kibe Granfino é obtido a partir do trigo em grão integral, torrado e moído.</text:p>
            <text:p/>
            <text:p>Essencial na culinária árabe e naturalista, é rico em proteínas e fibras insolúveis que estimulam o sistema gastrointestinal.</text:p>
            <text:p/>
            <text:p>Com seu sabor inconfundível, é ideal no preparo de kibes, saladas e pães.</text:p>
          </table:table-cell>
          <table:table-cell table:number-columns-repeated="5"/>
          <table:table-cell table:style-name="ce3" office:value-type="string">
            <text:p>&lt;tr&gt;&lt;td nowrap&gt;Valor Energético&lt;/td&gt;&lt;td nowrap&gt;170 kcal = 714 kJ&lt;/td&gt;&lt;td nowrap&gt;9&lt;/td&gt;&lt;/tr&gt;&lt;tr bgcolor='white' &gt;&lt;td bgcolor='white' <text:s/>nowrap&gt;Carboidratos&lt;/td&gt;&lt;td bgcolor='white' <text:s/>nowrap&gt;33g&lt;/td&gt;&lt;td bgcolor='white' <text:s/>nowrap&gt;11&lt;/td&gt;&lt;/tr&gt;&lt;tr&gt;&lt;td nowrap&gt;Proteínas&lt;/td&gt;&lt;td nowrap&gt;8,0g&lt;/td&gt;&lt;td nowrap&gt;16&lt;/td&gt;&lt;/tr&gt;&lt;tr bgcolor='white' &gt;&lt;td bgcolor='white' <text:s/>nowrap&gt;Gorduras totais&lt;/td&gt;&lt;td bgcolor='white' <text:s/>nowrap&gt;Não contém&lt;/td&gt;&lt;td bgcolor='white' <text:s/>nowrap&gt;0&lt;/td&gt;&lt;/tr&gt;&lt;tr&gt;&lt;td nowrap&gt;Gorduras saturadas&lt;/td&gt;&lt;td nowrap&gt;Não contém&lt;/td&gt;&lt;td nowrap&gt;0&lt;/td&gt;&lt;/tr&gt;&lt;tr bgcolor='white' &gt;&lt;td bgcolor='white' <text:s/>nowrap&gt;Gorduras trans&lt;/td&gt;&lt;td bgcolor='white' <text:s/>nowrap&gt;Não contém&lt;/td&gt;&lt;td bgcolor='white' <text:s/>nowrap&gt;**&lt;/td&gt;&lt;/tr&gt;&lt;tr&gt;&lt;td nowrap&gt;Colesterol&lt;/td&gt;&lt;td nowrap&gt;Não contém&lt;/td&gt;&lt;td nowrap&gt;0&lt;/td&gt;&lt;/tr&gt;&lt;tr bgcolor='white' &gt;&lt;td bgcolor='white' <text:s/>nowrap&gt;Fibra alimentar&lt;/td&gt;&lt;td bgcolor='white' <text:s/>nowrap&gt;4,0g&lt;/td&gt;&lt;td bgcolor='white' <text:s/>nowrap&gt;16&lt;/td&gt;&lt;/tr&gt;&lt;tr&gt;&lt;td nowrap&gt;Cálcio&lt;/td&gt;&lt;td nowrap&gt;14mg&lt;/td&gt;&lt;td nowrap&gt;1&lt;/td&gt;&lt;/tr&gt;&lt;tr bgcolor='white' &gt;&lt;td bgcolor='white' <text:s/>nowrap&gt;Ferro&lt;/td&gt;&lt;td bgcolor='white' <text:s/>nowrap&gt;2,0mg&lt;/td&gt;&lt;td bgcolor='white' <text:s/>nowrap&gt;14&lt;/td&gt;&lt;/tr&gt;&lt;tr&gt;&lt;td nowrap&gt;Sódio&lt;/td&gt;&lt;td nowrap&gt;Não contém&lt;/td&gt;&lt;td nowrap&gt;0&lt;/td&gt;&lt;/tr&gt;</text:p>
          </table:table-cell>
        </table:table-row>
        <table:table-row table:style-name="ro2" table:number-rows-repeated="9">
          <table:table-cell table:number-columns-repeated="3"/>
          <table:table-cell table:style-name="ce3"/>
          <table:table-cell table:number-columns-repeated="5"/>
          <table:table-cell table:style-name="ce3"/>
        </table:table-row>
        <table:table-row table:style-name="ro2" table:number-rows-repeated="18">
          <table:table-cell table:number-columns-repeated="3"/>
          <table:table-cell table:style-name="ce3"/>
          <table:table-cell table:number-columns-repeated="6"/>
        </table:table-row>
        <table:table-row table:style-name="ro2" table:number-rows-repeated="104850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lanilha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16/03/2011</text:date>, <text:time>10:0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o </meta:initial-creator>
    <meta:creation-date>2011-03-16T09:13:23</meta:creation-date>
    <dc:date>2011-03-16T10:02:07</dc:date>
    <dc:creator>Fabio </dc:creator>
    <meta:editing-duration>PT00H33M32S</meta:editing-duration>
    <meta:editing-cycles>12</meta:editing-cycles>
    <meta:generator>OpenOffice.org/3.2$Unix OpenOffice.org_project/320m19$Build-9505</meta:generator>
    <meta:document-statistic meta:table-count="3" meta:cell-count="178" meta:object-count="0"/>
  </office:meta>
</office:document-meta>
</file>